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2pt" svg:height="257.5pt" svg:x="300.05pt" svg:y="9.3pt">
            <draw:object draw:notify-on-update-of-ranges="Sheet1.A2:Sheet1.A4 Sheet1.B1:Sheet1.B1 Sheet1.B2:Sheet1.B4 Sheet1.D2:Sheet1.D4 Sheet1.D2:Sheet1.D4 Sheet1.C1:Sheet1.C1 Sheet1.C2:Sheet1.C4 Sheet1.E2:Sheet1.E4 Sheet1.E2:Sheet1.E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773.06pt" svg:y="2.1pt">
            <draw:object draw:notify-on-update-of-ranges="Sheet1.A7:Sheet1.A9 Sheet1.B6:Sheet1.B6 Sheet1.B7:Sheet1.B9 Sheet1.D7:Sheet1.D9 Sheet1.D7:Sheet1.D9 Sheet1.C6:Sheet1.C6 Sheet1.C7:Sheet1.C9 Sheet1.E7:Sheet1.E9 Sheet1.E7:Sheet1.E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311.41pt" svg:y="282.39pt">
            <draw:object draw:notify-on-update-of-ranges="Sheet1.A12:Sheet1.A14 Sheet1.B11:Sheet1.B11 Sheet1.B12:Sheet1.B14 Sheet1.D12:Sheet1.D14 Sheet1.D12:Sheet1.D14 Sheet1.C11:Sheet1.C11 Sheet1.C12:Sheet1.C14 Sheet1.E12:Sheet1.E15 Sheet1.E12:Sheet1.E1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1240.21pt" svg:y="1.22pt">
            <draw:object draw:notify-on-update-of-ranges="Sheet1.A17:Sheet1.A19 Sheet1.B16:Sheet1.B16 Sheet1.B17:Sheet1.B19 Sheet1.D17:Sheet1.D19 Sheet1.D17:Sheet1.D19 Sheet1.C16:Sheet1.C16 Sheet1.C17:Sheet1.C19 Sheet1.E17:Sheet1.E19 Sheet1.E17:Sheet1.E1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316.03pt" svg:y="550.49pt">
            <draw:object draw:notify-on-update-of-ranges="Sheet1.A22:Sheet1.A24 Sheet1.B21:Sheet1.B21 Sheet1.B22:Sheet1.B24 Sheet1.D22:Sheet1.D24 Sheet1.D22:Sheet1.D24 Sheet1.C21:Sheet1.C21 Sheet1.C22:Sheet1.C24 Sheet1.E22:Sheet1.E24 Sheet1.E22:Sheet1.E2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775.5pt" svg:y="274.14pt">
            <draw:object draw:notify-on-update-of-ranges="Sheet1.A27:Sheet1.A29 Sheet1.B26:Sheet1.B26 Sheet1.B27:Sheet1.B29 Sheet1.D27:Sheet1.D29 Sheet1.D27:Sheet1.D29 Sheet1.C26:Sheet1.C26 Sheet1.C27:Sheet1.C29 Sheet1.E27:Sheet1.E29 Sheet1.E27:Sheet1.E2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453.51pt" svg:height="255.09pt" svg:x="1243.33pt" svg:y="275.39pt">
            <draw:object draw:notify-on-update-of-ranges="Sheet1.A32:Sheet1.A34 Sheet1.B31:Sheet1.B31 Sheet1.B32:Sheet1.B34 Sheet1.D32:Sheet1.D34 Sheet1.D32:Sheet1.D34 Sheet1.C31:Sheet1.C31 Sheet1.C32:Sheet1.C34 Sheet1.E32:Sheet1.E34 Sheet1.E32:Sheet1.E3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453.51pt" svg:height="255.09pt" svg:x="789.87pt" svg:y="548.84pt">
            <draw:object draw:notify-on-update-of-ranges="Sheet1.A37:Sheet1.A39 Sheet1.B36:Sheet1.B36 Sheet1.B37:Sheet1.B39 Sheet1.D37:Sheet1.D39 Sheet1.D37:Sheet1.D39 Sheet1.C36:Sheet1.C36 Sheet1.C37:Sheet1.C39 Sheet1.E37:Sheet1.E39 Sheet1.E37:Sheet1.E3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453.51pt" svg:height="255.09pt" svg:x="1251.3pt" svg:y="539.01pt">
            <draw:object draw:notify-on-update-of-ranges="Sheet1.A42:Sheet1.A44 Sheet1.B41:Sheet1.B41 Sheet1.B42:Sheet1.B44 Sheet1.D42:Sheet1.D44 Sheet1.D42:Sheet1.D44 Sheet1.C41:Sheet1.C41 Sheet1.C42:Sheet1.C44 Sheet1.E42:Sheet1.E44 Sheet1.E42:Sheet1.E4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453.51pt" svg:height="255.09pt" svg:x="318.84pt" svg:y="820.43pt">
            <draw:object draw:notify-on-update-of-ranges="Sheet1.A47:Sheet1.A49 Sheet1.B46:Sheet1.B46 Sheet1.B47:Sheet1.B49 Sheet1.D47:Sheet1.D49 Sheet1.D47:Sheet1.D49 Sheet1.C46:Sheet1.C46 Sheet1.C47:Sheet1.C49 Sheet1.E47:Sheet1.E49 Sheet1.E47:Sheet1.E4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453.51pt" svg:height="255.09pt" svg:x="793.42pt" svg:y="819.47pt">
            <draw:object draw:notify-on-update-of-ranges="Sheet1.A52:Sheet1.A54 Sheet1.B51:Sheet1.B51 Sheet1.B52:Sheet1.B54 Sheet1.D52:Sheet1.D454 Sheet1.D52:Sheet1.D454 Sheet1.C51:Sheet1.C51 Sheet1.C52:Sheet1.C54 Sheet1.E52:Sheet1.E54 Sheet1.E52:Sheet1.E54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Moto Average</text:p>
          </table:table-cell>
          <table:table-cell office:value-type="string" calcext:value-type="string">
            <text:p>E4 Average</text:p>
          </table:table-cell>
          <table:table-cell office:value-type="string" calcext:value-type="string">
            <text:p>Moto Std Dev</text:p>
          </table:table-cell>
          <table:table-cell office:value-type="string" calcext:value-type="string">
            <text:p>E4 Std Dev</text:p>
          </table:table-cell>
        </table:table-row>
        <table:table-row table:style-name="ro1">
          <table:table-cell office:value-type="string" calcext:value-type="string">
            <text:p>Amplitude-X</text:p>
          </table:table-cell>
          <table:table-cell office:value-type="float" office:value="0.0396309801269893" calcext:value-type="float">
            <text:p>0.039630980126989</text:p>
          </table:table-cell>
          <table:table-cell office:value-type="float" office:value="0.10839798462202" calcext:value-type="float">
            <text:p>0.10839798462202</text:p>
          </table:table-cell>
          <table:table-cell office:value-type="float" office:value="0.114699226835618" calcext:value-type="float">
            <text:p>0.114699226835618</text:p>
          </table:table-cell>
          <table:table-cell office:value-type="float" office:value="0.214105902777778" calcext:value-type="float">
            <text:p>0.214105902777778</text:p>
          </table:table-cell>
        </table:table-row>
        <table:table-row table:style-name="ro1">
          <table:table-cell office:value-type="string" calcext:value-type="string">
            <text:p>Amplitude-Y</text:p>
          </table:table-cell>
          <table:table-cell office:value-type="float" office:value="0.0215706809785012" calcext:value-type="float">
            <text:p>0.021570680978501</text:p>
          </table:table-cell>
          <table:table-cell office:value-type="float" office:value="0.390081358971803" calcext:value-type="float">
            <text:p>0.390081358971803</text:p>
          </table:table-cell>
          <table:table-cell office:value-type="float" office:value="0.0482831300758944" calcext:value-type="float">
            <text:p>0.048283130075894</text:p>
          </table:table-cell>
          <table:table-cell office:value-type="float" office:value="0.266189236111111" calcext:value-type="float">
            <text:p>0.266189236111111</text:p>
          </table:table-cell>
        </table:table-row>
        <table:table-row table:style-name="ro1">
          <table:table-cell office:value-type="string" calcext:value-type="string">
            <text:p>Amplitude-Z</text:p>
          </table:table-cell>
          <table:table-cell office:value-type="float" office:value="0.0545292895512238" calcext:value-type="float">
            <text:p>0.054529289551224</text:p>
          </table:table-cell>
          <table:table-cell office:value-type="float" office:value="0.386484742245719" calcext:value-type="float">
            <text:p>0.386484742245719</text:p>
          </table:table-cell>
          <table:table-cell office:value-type="float" office:value="0.168269727659088" calcext:value-type="float">
            <text:p>0.168269727659088</text:p>
          </table:table-cell>
          <table:table-cell office:value-type="float" office:value="0.753211805555556" calcext:value-type="float">
            <text:p>0.75321180555555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Moto Average</text:p>
          </table:table-cell>
          <table:table-cell office:value-type="string" calcext:value-type="string">
            <text:p>E4 Average</text:p>
          </table:table-cell>
          <table:table-cell office:value-type="string" calcext:value-type="string">
            <text:p>Moto Std Dev</text:p>
          </table:table-cell>
          <table:table-cell office:value-type="string" calcext:value-type="string">
            <text:p>E4 Std Dev</text:p>
          </table:table-cell>
        </table:table-row>
        <table:table-row table:style-name="ro1">
          <table:table-cell office:value-type="string" calcext:value-type="string">
            <text:p>Mean-X</text:p>
          </table:table-cell>
          <table:table-cell office:value-type="float" office:value="-0.00405554152098183" calcext:value-type="float">
            <text:p>-0.004055541520982</text:p>
          </table:table-cell>
          <table:table-cell office:value-type="float" office:value="0.0945743859447074" calcext:value-type="float">
            <text:p>0.094574385944707</text:p>
          </table:table-cell>
          <table:table-cell office:value-type="float" office:value="0.0575746771933958" calcext:value-type="float">
            <text:p>0.057574677193396</text:p>
          </table:table-cell>
          <table:table-cell office:value-type="float" office:value="0.195860243055555" calcext:value-type="float">
            <text:p>0.195860243055555</text:p>
          </table:table-cell>
        </table:table-row>
        <table:table-row table:style-name="ro1">
          <table:table-cell office:value-type="string" calcext:value-type="string">
            <text:p>Mean-Y</text:p>
          </table:table-cell>
          <table:table-cell office:value-type="float" office:value="-0.0108962909528584" calcext:value-type="float">
            <text:p>-0.010896290952858</text:p>
          </table:table-cell>
          <table:table-cell office:value-type="float" office:value="0.411876810036063" calcext:value-type="float">
            <text:p>0.411876810036063</text:p>
          </table:table-cell>
          <table:table-cell office:value-type="float" office:value="0.0351742349153724" calcext:value-type="float">
            <text:p>0.035174234915372</text:p>
          </table:table-cell>
          <table:table-cell office:value-type="float" office:value="-0.207572048611111" calcext:value-type="float">
            <text:p>-0.207572048611111</text:p>
          </table:table-cell>
        </table:table-row>
        <table:table-row table:style-name="ro1">
          <table:table-cell office:value-type="string" calcext:value-type="string">
            <text:p>Mean-Z</text:p>
          </table:table-cell>
          <table:table-cell office:value-type="float" office:value="-0.00559150214610367" calcext:value-type="float">
            <text:p>-0.005591502146104</text:p>
          </table:table-cell>
          <table:table-cell office:value-type="float" office:value="0.368478113234281" calcext:value-type="float">
            <text:p>0.368478113234281</text:p>
          </table:table-cell>
          <table:table-cell office:value-type="float" office:value="0.0815719471408403" calcext:value-type="float">
            <text:p>0.08157194714084</text:p>
          </table:table-cell>
          <table:table-cell office:value-type="float" office:value="0.74609623336208" calcext:value-type="float">
            <text:p>0.7460962333620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Moto Average</text:p>
          </table:table-cell>
          <table:table-cell office:value-type="string" calcext:value-type="string">
            <text:p>E4 Average</text:p>
          </table:table-cell>
          <table:table-cell office:value-type="string" calcext:value-type="string">
            <text:p>Moto Std Dev</text:p>
          </table:table-cell>
          <table:table-cell office:value-type="string" calcext:value-type="string">
            <text:p>E4 Std Dev</text:p>
          </table:table-cell>
        </table:table-row>
        <table:table-row table:style-name="ro1">
          <table:table-cell office:value-type="string" calcext:value-type="string">
            <text:p>Max-X</text:p>
          </table:table-cell>
          <table:table-cell office:value-type="float" office:value="0.0853104362923679" calcext:value-type="float">
            <text:p>0.085310436292368</text:p>
          </table:table-cell>
          <table:table-cell office:value-type="float" office:value="0.180915613125732" calcext:value-type="float">
            <text:p>0.180915613125732</text:p>
          </table:table-cell>
          <table:table-cell office:value-type="float" office:value="0.257941508660869" calcext:value-type="float">
            <text:p>0.257941508660869</text:p>
          </table:table-cell>
          <table:table-cell office:value-type="float" office:value="0.273502604166667" calcext:value-type="float">
            <text:p>0.273502604166667</text:p>
          </table:table-cell>
        </table:table-row>
        <table:table-row table:style-name="ro1">
          <table:table-cell office:value-type="string" calcext:value-type="string">
            <text:p>Max-Y</text:p>
          </table:table-cell>
          <table:table-cell office:value-type="float" office:value="0.0270384273853226" calcext:value-type="float">
            <text:p>0.027038427385323</text:p>
          </table:table-cell>
          <table:table-cell office:value-type="float" office:value="0.411551951256723" calcext:value-type="float">
            <text:p>0.411551951256723</text:p>
          </table:table-cell>
          <table:table-cell office:value-type="float" office:value="0.0645524212371475" calcext:value-type="float">
            <text:p>0.064552421237148</text:p>
          </table:table-cell>
          <table:table-cell office:value-type="float" office:value="-0.130750868055556" calcext:value-type="float">
            <text:p>-0.130750868055556</text:p>
          </table:table-cell>
        </table:table-row>
        <table:table-row table:style-name="ro1">
          <table:table-cell office:value-type="string" calcext:value-type="string">
            <text:p>Max-Z</text:p>
          </table:table-cell>
          <table:table-cell office:value-type="float" office:value="0.132287124253429" calcext:value-type="float">
            <text:p>0.132287124253429</text:p>
          </table:table-cell>
          <table:table-cell office:value-type="float" office:value="0.448490117835631" calcext:value-type="float">
            <text:p>0.448490117835631</text:p>
          </table:table-cell>
          <table:table-cell office:value-type="float" office:value="0.320637805170189" calcext:value-type="float">
            <text:p>0.320637805170189</text:p>
          </table:table-cell>
          <table:table-cell office:value-type="float" office:value="0.852365451388889" calcext:value-type="float">
            <text:p>0.85236545138888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Moto Average</text:p>
          </table:table-cell>
          <table:table-cell office:value-type="string" calcext:value-type="string">
            <text:p>E4 Average</text:p>
          </table:table-cell>
          <table:table-cell office:value-type="string" calcext:value-type="string">
            <text:p>Moto Std Dev</text:p>
          </table:table-cell>
          <table:table-cell office:value-type="string" calcext:value-type="string">
            <text:p>E4 Std Dev</text:p>
          </table:table-cell>
        </table:table-row>
        <table:table-row table:style-name="ro1">
          <table:table-cell office:value-type="string" calcext:value-type="string">
            <text:p>Min-X</text:p>
          </table:table-cell>
          <table:table-cell office:value-type="float" office:value="-0.0612119869445167" calcext:value-type="float">
            <text:p>-0.061211986944517</text:p>
          </table:table-cell>
          <table:table-cell office:value-type="float" office:value="0.195636412126941" calcext:value-type="float">
            <text:p>0.195636412126941</text:p>
          </table:table-cell>
          <table:table-cell office:value-type="float" office:value="0.153605238992907" calcext:value-type="float">
            <text:p>0.153605238992907</text:p>
          </table:table-cell>
          <table:table-cell office:value-type="float" office:value="0.135091145833333" calcext:value-type="float">
            <text:p>0.135091145833333</text:p>
          </table:table-cell>
        </table:table-row>
        <table:table-row table:style-name="ro1">
          <table:table-cell office:value-type="string" calcext:value-type="string">
            <text:p>Min-Y</text:p>
          </table:table-cell>
          <table:table-cell office:value-type="float" office:value="-0.0734670801822395" calcext:value-type="float">
            <text:p>-0.07346708018224</text:p>
          </table:table-cell>
          <table:table-cell office:value-type="float" office:value="0.456190100284249" calcext:value-type="float">
            <text:p>0.456190100284249</text:p>
          </table:table-cell>
          <table:table-cell office:value-type="float" office:value="0.122098925552109" calcext:value-type="float">
            <text:p>0.122098925552109</text:p>
          </table:table-cell>
          <table:table-cell office:value-type="float" office:value="-0.2625" calcext:value-type="float">
            <text:p>-0.2625</text:p>
          </table:table-cell>
        </table:table-row>
        <table:table-row table:style-name="ro1">
          <table:table-cell office:value-type="string" calcext:value-type="string">
            <text:p>Min-Z</text:p>
          </table:table-cell>
          <table:table-cell office:value-type="float" office:value="-0.08324753778189" calcext:value-type="float">
            <text:p>-0.08324753778189</text:p>
          </table:table-cell>
          <table:table-cell office:value-type="float" office:value="0.4542706783528" calcext:value-type="float">
            <text:p>0.4542706783528</text:p>
          </table:table-cell>
          <table:table-cell office:value-type="float" office:value="0.23439492193009" calcext:value-type="float">
            <text:p>0.23439492193009</text:p>
          </table:table-cell>
          <table:table-cell office:value-type="float" office:value="0.662478298611111" calcext:value-type="float">
            <text:p>0.66247829861111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Moto Average</text:p>
          </table:table-cell>
          <table:table-cell office:value-type="string" calcext:value-type="string">
            <text:p>E4 Average</text:p>
          </table:table-cell>
          <table:table-cell office:value-type="string" calcext:value-type="string">
            <text:p>Moto Std Dev</text:p>
          </table:table-cell>
          <table:table-cell office:value-type="string" calcext:value-type="string">
            <text:p>E4 Std Dev</text:p>
          </table:table-cell>
        </table:table-row>
        <table:table-row table:style-name="ro1">
          <table:table-cell office:value-type="string" calcext:value-type="string">
            <text:p>Median-X</text:p>
          </table:table-cell>
          <table:table-cell office:value-type="float" office:value="-0.00724099004152783" calcext:value-type="float">
            <text:p>-0.007240990041528</text:p>
          </table:table-cell>
          <table:table-cell office:value-type="float" office:value="0.0883238459976537" calcext:value-type="float">
            <text:p>0.088323845997654</text:p>
          </table:table-cell>
          <table:table-cell office:value-type="float" office:value="0.0680212191221502" calcext:value-type="float">
            <text:p>0.06802121912215</text:p>
          </table:table-cell>
          <table:table-cell office:value-type="float" office:value="0.197113715277778" calcext:value-type="float">
            <text:p>0.197113715277778</text:p>
          </table:table-cell>
        </table:table-row>
        <table:table-row table:style-name="ro1">
          <table:table-cell office:value-type="string" calcext:value-type="string">
            <text:p>Median-Y</text:p>
          </table:table-cell>
          <table:table-cell office:value-type="float" office:value="-0.00705305459051109" calcext:value-type="float">
            <text:p>-0.007053054590511</text:p>
          </table:table-cell>
          <table:table-cell office:value-type="float" office:value="0.419979852880269" calcext:value-type="float">
            <text:p>0.419979852880269</text:p>
          </table:table-cell>
          <table:table-cell office:value-type="float" office:value="0.0346584566553134" calcext:value-type="float">
            <text:p>0.034658456655313</text:p>
          </table:table-cell>
          <table:table-cell office:value-type="float" office:value="-0.209331597222222" calcext:value-type="float">
            <text:p>-0.209331597222222</text:p>
          </table:table-cell>
        </table:table-row>
        <table:table-row table:style-name="ro1">
          <table:table-cell office:value-type="string" calcext:value-type="string">
            <text:p>Median-Z</text:p>
          </table:table-cell>
          <table:table-cell office:value-type="float" office:value="-0.0116530618623012" calcext:value-type="float">
            <text:p>-0.011653061862301</text:p>
          </table:table-cell>
          <table:table-cell office:value-type="float" office:value="0.37109421322532" calcext:value-type="float">
            <text:p>0.37109421322532</text:p>
          </table:table-cell>
          <table:table-cell office:value-type="float" office:value="0.0975066707226788" calcext:value-type="float">
            <text:p>0.097506670722679</text:p>
          </table:table-cell>
          <table:table-cell office:value-type="float" office:value="0.737109375" calcext:value-type="float">
            <text:p>0.73710937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Moto Average</text:p>
          </table:table-cell>
          <table:table-cell office:value-type="string" calcext:value-type="string">
            <text:p>E4 Average</text:p>
          </table:table-cell>
          <table:table-cell office:value-type="string" calcext:value-type="string">
            <text:p>Moto Std Dev</text:p>
          </table:table-cell>
          <table:table-cell office:value-type="string" calcext:value-type="string">
            <text:p>E4 Std Dev</text:p>
          </table:table-cell>
        </table:table-row>
        <table:table-row table:style-name="ro1">
          <table:table-cell office:value-type="string" calcext:value-type="string">
            <text:p>Peak-to-Peak-X</text:p>
          </table:table-cell>
          <table:table-cell office:value-type="float" office:value="0.146522423236885" calcext:value-type="float">
            <text:p>0.146522423236885</text:p>
          </table:table-cell>
          <table:table-cell office:value-type="float" office:value="0.311863458754108" calcext:value-type="float">
            <text:p>0.311863458754108</text:p>
          </table:table-cell>
          <table:table-cell office:value-type="float" office:value="0.372232695621178" calcext:value-type="float">
            <text:p>0.372232695621178</text:p>
          </table:table-cell>
          <table:table-cell office:value-type="float" office:value="0.138411458333333" calcext:value-type="float">
            <text:p>0.138411458333333</text:p>
          </table:table-cell>
        </table:table-row>
        <table:table-row table:style-name="ro1">
          <table:table-cell office:value-type="string" calcext:value-type="string">
            <text:p>Peak-to-Peak-Y</text:p>
          </table:table-cell>
          <table:table-cell office:value-type="float" office:value="0.100505507567562" calcext:value-type="float">
            <text:p>0.100505507567562</text:p>
          </table:table-cell>
          <table:table-cell office:value-type="float" office:value="0.34186041514141" calcext:value-type="float">
            <text:p>0.34186041514141</text:p>
          </table:table-cell>
          <table:table-cell office:value-type="float" office:value="0.163628324889764" calcext:value-type="float">
            <text:p>0.163628324889764</text:p>
          </table:table-cell>
          <table:table-cell office:value-type="float" office:value="0.131749131944444" calcext:value-type="float">
            <text:p>0.131749131944444</text:p>
          </table:table-cell>
        </table:table-row>
        <table:table-row table:style-name="ro1">
          <table:table-cell office:value-type="string" calcext:value-type="string">
            <text:p>Peak-to-Peak-Z</text:p>
          </table:table-cell>
          <table:table-cell office:value-type="float" office:value="0.215534662035319" calcext:value-type="float">
            <text:p>0.215534662035319</text:p>
          </table:table-cell>
          <table:table-cell office:value-type="float" office:value="0.503896902623395" calcext:value-type="float">
            <text:p>0.503896902623395</text:p>
          </table:table-cell>
          <table:table-cell office:value-type="float" office:value="0.523990984415644" calcext:value-type="float">
            <text:p>0.523990984415644</text:p>
          </table:table-cell>
          <table:table-cell office:value-type="float" office:value="0.189887152777778" calcext:value-type="float">
            <text:p>0.18988715277777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Moto Average</text:p>
          </table:table-cell>
          <table:table-cell office:value-type="string" calcext:value-type="string">
            <text:p>E4 Average</text:p>
          </table:table-cell>
          <table:table-cell office:value-type="string" calcext:value-type="string">
            <text:p>Moto Std Dev</text:p>
          </table:table-cell>
          <table:table-cell office:value-type="string" calcext:value-type="string">
            <text:p>E4 Std Dev</text:p>
          </table:table-cell>
        </table:table-row>
        <table:table-row table:style-name="ro1">
          <table:table-cell office:value-type="string" calcext:value-type="string">
            <text:p>Variance-X</text:p>
          </table:table-cell>
          <table:table-cell office:value-type="float" office:value="0.0105055365893216" calcext:value-type="float">
            <text:p>0.010505536589322</text:p>
          </table:table-cell>
          <table:table-cell office:value-type="float" office:value="0.0349544883297278" calcext:value-type="float">
            <text:p>0.034954488329728</text:p>
          </table:table-cell>
          <table:table-cell office:value-type="float" office:value="0.0333665408106236" calcext:value-type="float">
            <text:p>0.033366540810624</text:p>
          </table:table-cell>
          <table:table-cell office:value-type="float" office:value="0.00917300980179398" calcext:value-type="float">
            <text:p>0.009173009801794</text:p>
          </table:table-cell>
        </table:table-row>
        <table:table-row table:style-name="ro1">
          <table:table-cell office:value-type="string" calcext:value-type="string">
            <text:p>Variance-Y</text:p>
          </table:table-cell>
          <table:table-cell office:value-type="float" office:value="0.00212337369872883" calcext:value-type="float">
            <text:p>0.002123373698729</text:p>
          </table:table-cell>
          <table:table-cell office:value-type="float" office:value="0.034282403889498" calcext:value-type="float">
            <text:p>0.034282403889498</text:p>
          </table:table-cell>
          <table:table-cell office:value-type="float" office:value="0.0054239954032466" calcext:value-type="float">
            <text:p>0.005423995403247</text:p>
          </table:table-cell>
          <table:table-cell office:value-type="float" office:value="0.0107467594853154" calcext:value-type="float">
            <text:p>0.010746759485315</text:p>
          </table:table-cell>
        </table:table-row>
        <table:table-row table:style-name="ro1">
          <table:table-cell office:value-type="string" calcext:value-type="string">
            <text:p>Variance-Z</text:p>
          </table:table-cell>
          <table:table-cell office:value-type="float" office:value="0.0240264564979972" calcext:value-type="float">
            <text:p>0.024026456497997</text:p>
          </table:table-cell>
          <table:table-cell office:value-type="float" office:value="0.103369724067149" calcext:value-type="float">
            <text:p>0.103369724067149</text:p>
          </table:table-cell>
          <table:table-cell office:value-type="float" office:value="0.0711216615318398" calcext:value-type="float">
            <text:p>0.07112166153184</text:p>
          </table:table-cell>
          <table:table-cell office:value-type="float" office:value="0.0268887300978094" calcext:value-type="float">
            <text:p>0.02688873009780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Moto Average</text:p>
          </table:table-cell>
          <table:table-cell office:value-type="string" calcext:value-type="string">
            <text:p>E4 Average</text:p>
          </table:table-cell>
          <table:table-cell office:value-type="string" calcext:value-type="string">
            <text:p>Moto Std Dev</text:p>
          </table:table-cell>
          <table:table-cell office:value-type="string" calcext:value-type="string">
            <text:p>E4 Std Dev</text:p>
          </table:table-cell>
        </table:table-row>
        <table:table-row table:style-name="ro1">
          <table:table-cell office:value-type="string" calcext:value-type="string">
            <text:p>Std-Dev-X</text:p>
          </table:table-cell>
          <table:table-cell office:value-type="float" office:value="0.0377951032496065" calcext:value-type="float">
            <text:p>0.037795103249607</text:p>
          </table:table-cell>
          <table:table-cell office:value-type="float" office:value="0.0879088965860774" calcext:value-type="float">
            <text:p>0.087908896586077</text:p>
          </table:table-cell>
          <table:table-cell office:value-type="float" office:value="0.0953897580817346" calcext:value-type="float">
            <text:p>0.095389758081735</text:p>
          </table:table-cell>
          <table:table-cell office:value-type="float" office:value="0.0381545410163986" calcext:value-type="float">
            <text:p>0.038154541016399</text:p>
          </table:table-cell>
        </table:table-row>
        <table:table-row table:style-name="ro1">
          <table:table-cell office:value-type="string" calcext:value-type="string">
            <text:p>Std-Dev-Y</text:p>
          </table:table-cell>
          <table:table-cell office:value-type="float" office:value="0.0244826832700438" calcext:value-type="float">
            <text:p>0.024482683270044</text:p>
          </table:table-cell>
          <table:table-cell office:value-type="float" office:value="0.0969649099515223" calcext:value-type="float">
            <text:p>0.096964909951522</text:p>
          </table:table-cell>
          <table:table-cell office:value-type="float" office:value="0.039085661351794" calcext:value-type="float">
            <text:p>0.039085661351794</text:p>
          </table:table-cell>
          <table:table-cell office:value-type="float" office:value="0.0368459539957323" calcext:value-type="float">
            <text:p>0.036845953995732</text:p>
          </table:table-cell>
        </table:table-row>
        <table:table-row table:style-name="ro1">
          <table:table-cell office:value-type="string" calcext:value-type="string">
            <text:p>Std-Dev-Z</text:p>
          </table:table-cell>
          <table:table-cell office:value-type="float" office:value="0.0579546897641477" calcext:value-type="float">
            <text:p>0.057954689764148</text:p>
          </table:table-cell>
          <table:table-cell office:value-type="float" office:value="0.154275083874877" calcext:value-type="float">
            <text:p>0.154275083874877</text:p>
          </table:table-cell>
          <table:table-cell office:value-type="float" office:value="0.143937901478983" calcext:value-type="float">
            <text:p>0.143937901478983</text:p>
          </table:table-cell>
          <table:table-cell office:value-type="float" office:value="0.0558657789882633" calcext:value-type="float">
            <text:p>0.05586577898826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Moto Average</text:p>
          </table:table-cell>
          <table:table-cell office:value-type="string" calcext:value-type="string">
            <text:p>E4 Average</text:p>
          </table:table-cell>
          <table:table-cell office:value-type="string" calcext:value-type="string">
            <text:p>Moto Std Dev</text:p>
          </table:table-cell>
          <table:table-cell office:value-type="string" calcext:value-type="string">
            <text:p>E4 Std Dev</text:p>
          </table:table-cell>
        </table:table-row>
        <table:table-row table:style-name="ro1">
          <table:table-cell office:value-type="string" calcext:value-type="string">
            <text:p>RMS-X</text:p>
          </table:table-cell>
          <table:table-cell office:value-type="float" office:value="0.0134083269843235" calcext:value-type="float">
            <text:p>0.013408326984324</text:p>
          </table:table-cell>
          <table:table-cell office:value-type="float" office:value="0.0463763965424769" calcext:value-type="float">
            <text:p>0.046376396542477</text:p>
          </table:table-cell>
          <table:table-cell office:value-type="float" office:value="0.0388534704717779" calcext:value-type="float">
            <text:p>0.038853470471778</text:p>
          </table:table-cell>
          <table:table-cell office:value-type="float" office:value="0.0560992160373264" calcext:value-type="float">
            <text:p>0.056099216037326</text:p>
          </table:table-cell>
        </table:table-row>
        <table:table-row table:style-name="ro1">
          <table:table-cell office:value-type="string" calcext:value-type="string">
            <text:p>RMS-Y</text:p>
          </table:table-cell>
          <table:table-cell office:value-type="float" office:value="0.00338680842404281" calcext:value-type="float">
            <text:p>0.003386808424043</text:p>
          </table:table-cell>
          <table:table-cell office:value-type="float" office:value="0.379346948335224" calcext:value-type="float">
            <text:p>0.379346948335224</text:p>
          </table:table-cell>
          <table:table-cell office:value-type="float" office:value="0.00730864315094435" calcext:value-type="float">
            <text:p>0.007308643150944</text:p>
          </table:table-cell>
          <table:table-cell office:value-type="float" office:value="0.222809936523438" calcext:value-type="float">
            <text:p>0.222809936523438</text:p>
          </table:table-cell>
        </table:table-row>
        <table:table-row table:style-name="ro1">
          <table:table-cell office:value-type="string" calcext:value-type="string">
            <text:p>RMS-Z</text:p>
          </table:table-cell>
          <table:table-cell office:value-type="float" office:value="0.0297342222629289" calcext:value-type="float">
            <text:p>0.029734222262929</text:p>
          </table:table-cell>
          <table:table-cell office:value-type="float" office:value="0.398959543440337" calcext:value-type="float">
            <text:p>0.398959543440337</text:p>
          </table:table-cell>
          <table:table-cell office:value-type="float" office:value="0.0857651713251457" calcext:value-type="float">
            <text:p>0.085765171325146</text:p>
          </table:table-cell>
          <table:table-cell office:value-type="float" office:value="0.718060134604757" calcext:value-type="float">
            <text:p>0.71806013460475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Moto Average</text:p>
          </table:table-cell>
          <table:table-cell office:value-type="string" calcext:value-type="string">
            <text:p>E4 Average</text:p>
          </table:table-cell>
          <table:table-cell office:value-type="string" calcext:value-type="string">
            <text:p>Moto Std Dev</text:p>
          </table:table-cell>
          <table:table-cell office:value-type="string" calcext:value-type="string">
            <text:p>E4 Std Dev</text:p>
          </table:table-cell>
        </table:table-row>
        <table:table-row table:style-name="ro1">
          <table:table-cell office:value-type="string" calcext:value-type="string">
            <text:p>Skewness-X</text:p>
          </table:table-cell>
          <table:table-cell office:value-type="float" office:value="0.133627169925968" calcext:value-type="float">
            <text:p>0.133627169925968</text:p>
          </table:table-cell>
          <table:table-cell office:value-type="float" office:value="1.61848278765366" calcext:value-type="float">
            <text:p>1.61848278765366</text:p>
          </table:table-cell>
          <table:table-cell office:value-type="float" office:value="0.761751031746098" calcext:value-type="float">
            <text:p>0.761751031746098</text:p>
          </table:table-cell>
          <table:table-cell office:value-type="float" office:value="0.203725791568519" calcext:value-type="float">
            <text:p>0.203725791568519</text:p>
          </table:table-cell>
        </table:table-row>
        <table:table-row table:style-name="ro1">
          <table:table-cell office:value-type="string" calcext:value-type="string">
            <text:p>Skewness-Y</text:p>
          </table:table-cell>
          <table:table-cell office:value-type="float" office:value="-0.213450259239866" calcext:value-type="float">
            <text:p>-0.213450259239866</text:p>
          </table:table-cell>
          <table:table-cell office:value-type="float" office:value="1.10456748450237" calcext:value-type="float">
            <text:p>1.10456748450237</text:p>
          </table:table-cell>
          <table:table-cell office:value-type="float" office:value="0.837693913006069" calcext:value-type="float">
            <text:p>0.837693913006069</text:p>
          </table:table-cell>
          <table:table-cell office:value-type="float" office:value="-0.0247068077619986" calcext:value-type="float">
            <text:p>-0.024706807761999</text:p>
          </table:table-cell>
        </table:table-row>
        <table:table-row table:style-name="ro1">
          <table:table-cell office:value-type="string" calcext:value-type="string">
            <text:p>Skewness-Z</text:p>
          </table:table-cell>
          <table:table-cell office:value-type="float" office:value="0.155832990071022" calcext:value-type="float">
            <text:p>0.155832990071022</text:p>
          </table:table-cell>
          <table:table-cell office:value-type="float" office:value="1.83690910940398" calcext:value-type="float">
            <text:p>1.83690910940398</text:p>
          </table:table-cell>
          <table:table-cell office:value-type="float" office:value="0.649529945864086" calcext:value-type="float">
            <text:p>0.649529945864086</text:p>
          </table:table-cell>
          <table:table-cell office:value-type="float" office:value="-0.353030675187023" calcext:value-type="float">
            <text:p>-0.35303067518702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Moto Average</text:p>
          </table:table-cell>
          <table:table-cell office:value-type="string" calcext:value-type="string">
            <text:p>E4 Average</text:p>
          </table:table-cell>
          <table:table-cell office:value-type="string" calcext:value-type="string">
            <text:p>Moto Std Dev</text:p>
          </table:table-cell>
          <table:table-cell office:value-type="string" calcext:value-type="string">
            <text:p>E4 Std Dev</text:p>
          </table:table-cell>
        </table:table-row>
        <table:table-row table:style-name="ro1">
          <table:table-cell office:value-type="string" calcext:value-type="string">
            <text:p>Kurtosis-X</text:p>
          </table:table-cell>
          <table:table-cell office:value-type="float" office:value="0.557782994105502" calcext:value-type="float">
            <text:p>0.557782994105502</text:p>
          </table:table-cell>
          <table:table-cell office:value-type="float" office:value="6.17460243108785" calcext:value-type="float">
            <text:p>6.17460243108785</text:p>
          </table:table-cell>
          <table:table-cell office:value-type="float" office:value="2.14428983027447" calcext:value-type="float">
            <text:p>2.14428983027447</text:p>
          </table:table-cell>
          <table:table-cell office:value-type="float" office:value="2.38402693497306" calcext:value-type="float">
            <text:p>2.38402693497306</text:p>
          </table:table-cell>
        </table:table-row>
        <table:table-row table:style-name="ro1">
          <table:table-cell office:value-type="string" calcext:value-type="string">
            <text:p>Kurtosis-Y</text:p>
          </table:table-cell>
          <table:table-cell office:value-type="float" office:value="0.880459612044994" calcext:value-type="float">
            <text:p>0.880459612044994</text:p>
          </table:table-cell>
          <table:table-cell office:value-type="float" office:value="4.06858460621689" calcext:value-type="float">
            <text:p>4.06858460621689</text:p>
          </table:table-cell>
          <table:table-cell office:value-type="float" office:value="2.52721816748165" calcext:value-type="float">
            <text:p>2.52721816748165</text:p>
          </table:table-cell>
          <table:table-cell office:value-type="float" office:value="0.963726483790607" calcext:value-type="float">
            <text:p>0.963726483790607</text:p>
          </table:table-cell>
        </table:table-row>
        <table:table-row table:style-name="ro1">
          <table:table-cell office:value-type="string" calcext:value-type="string">
            <text:p>Kurtosis-Z</text:p>
          </table:table-cell>
          <table:table-cell office:value-type="float" office:value="0.27160783939918" calcext:value-type="float">
            <text:p>0.27160783939918</text:p>
          </table:table-cell>
          <table:table-cell office:value-type="float" office:value="7.1171358945321" calcext:value-type="float">
            <text:p>7.1171358945321</text:p>
          </table:table-cell>
          <table:table-cell office:value-type="float" office:value="1.98053489123686" calcext:value-type="float">
            <text:p>1.98053489123686</text:p>
          </table:table-cell>
          <table:table-cell office:value-type="float" office:value="2.80212753501136" calcext:value-type="float">
            <text:p>2.802127535011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3">00/00/0000</text:date>, <text:time style:data-style-name="N2" text:time-value="16:30:28.6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8T08:22:36.485000000</meta:creation-date>
    <dc:date>2018-07-23T17:35:48.767000000</dc:date>
    <meta:editing-duration>PT1H5M15S</meta:editing-duration>
    <meta:editing-cycles>5</meta:editing-cycles>
    <meta:generator>LibreOffice/6.0.4.2$Windows_X86_64 LibreOffice_project/9b0d9b32d5dcda91d2f1a96dc04c645c450872bf</meta:generator>
    <meta:document-statistic meta:table-count="1" meta:cell-count="209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-0.4" chart:maximum="1.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Sheet1.D2:Sheet1.D4" chart:error-lower-range="Sheet1.D2:Sheet1.D4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D2:Sheet1.D4" chart:error-lower-range="Sheet1.D2:Sheet1.D4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link-data-style-to-source="true" chart:error-category="cell-range" chart:error-upper-range="Sheet1.E2:Sheet1.E4" chart:error-lower-range="Sheet1.E2:Sheet1.E4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heet1.E2:Sheet1.E4" chart:error-lower-range="Sheet1.E2:Sheet1.E4" loext:std-weight="1"/>
      <style:graphic-properties draw:stroke="solid" svg:stroke-width="0cm" svg:stroke-color="#000000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9cm" svg:height="9.085cm" xlink:href=".." xlink:type="simple" chart:class="chart:bar" chart:style-name="ch1">
        <chart:legend chart:legend-position="end" svg:x="12.998cm" svg:y="3.994cm" style:legend-expansion="high" chart:style-name="ch2"/>
        <chart:plot-area chart:style-name="ch3" table:cell-range-address="Sheet1.A1:Sheet1.C4" chart:data-source-has-labels="both" svg:x="1.317cm" svg:y="0.181cm" svg:width="11.362cm" svg:height="7.755cm">
          <chartooo:coordinate-region svg:x="2.19cm" svg:y="0.38cm" svg:width="10.489cm" svg:height="7.357cm"/>
          <chart:axis chart:dimension="x" chart:name="primary-x" chart:style-name="ch4" chartooo:axis-type="auto">
            <chartooo:date-scale/>
            <chart:title svg:x="6.048cm" svg:y="8.118cm" chart:style-name="ch5">
              <text:p>Feature-Axis</text:p>
            </chart:title>
            <chart:categories table:cell-range-address="Sheet1.A2:Sheet1.A4"/>
          </chart:axis>
          <chart:axis chart:dimension="y" chart:name="primary-y" chart:style-name="ch6">
            <chart:title svg:x="0.451cm" svg:y="5.213cm" chart:style-name="ch7">
              <text:p>Acceleration (g)</text:p>
            </chart:title>
            <chart:grid chart:style-name="ch8" chart:class="major"/>
          </chart:axis>
          <chart:series chart:style-name="ch9" chart:values-cell-range-address="Sheet1.B2:Sheet1.B4" chart:label-cell-address="Sheet1.B1:Sheet1.B1" chart:class="chart:bar">
            <chart:error-indicator chart:style-name="ch10" chart:dimension="y"/>
            <chart:data-point chart:repeated="3"/>
          </chart:series>
          <chart:series chart:style-name="ch11" chart:values-cell-range-address="Sheet1.C2:Sheet1.C4" chart:label-cell-address="Sheet1.C1:Sheet1.C1" chart:class="chart:bar">
            <chart:error-indicator chart:style-name="ch12" chart:dimension="y"/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to Average</text:p>
                <draw:g>
                  <svg:desc>Sheet1.B1:Sheet1.B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E4 Average</text:p>
                <draw:g>
                  <svg:desc>Sheet1.C1:Sheet1.C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Amplitude-X</text:p>
                <draw:g>
                  <svg:desc>Sheet1.A2:Sheet1.A4</svg:desc>
                </draw:g>
              </table:table-cell>
              <table:table-cell office:value-type="float" office:value="0.0396309801269893">
                <text:p>0.0396309801269893</text:p>
                <draw:g>
                  <svg:desc>Sheet1.B2:Sheet1.B4</svg:desc>
                </draw:g>
              </table:table-cell>
              <table:table-cell office:value-type="float" office:value="0.114699226835618">
                <text:p>0.114699226835618</text:p>
                <draw:g>
                  <svg:desc>Sheet1.D2:Sheet1.D4</svg:desc>
                </draw:g>
              </table:table-cell>
              <table:table-cell office:value-type="float" office:value="0.114699226835618">
                <text:p>0.114699226835618</text:p>
                <draw:g>
                  <svg:desc>Sheet1.D2:Sheet1.D4</svg:desc>
                </draw:g>
              </table:table-cell>
              <table:table-cell office:value-type="float" office:value="0.10839798462202">
                <text:p>0.10839798462202</text:p>
                <draw:g>
                  <svg:desc>Sheet1.C2:Sheet1.C4</svg:desc>
                </draw:g>
              </table:table-cell>
              <table:table-cell office:value-type="float" office:value="0.214105902777778">
                <text:p>0.214105902777778</text:p>
                <draw:g>
                  <svg:desc>Sheet1.E2:Sheet1.E4</svg:desc>
                </draw:g>
              </table:table-cell>
              <table:table-cell office:value-type="float" office:value="0.214105902777778">
                <text:p>0.214105902777778</text:p>
                <draw:g>
                  <svg:desc>Sheet1.E2:Sheet1.E4</svg:desc>
                </draw:g>
              </table:table-cell>
            </table:table-row>
            <table:table-row>
              <table:table-cell office:value-type="string">
                <text:p>Amplitude-Y</text:p>
              </table:table-cell>
              <table:table-cell office:value-type="float" office:value="0.0215706809785012">
                <text:p>0.0215706809785012</text:p>
              </table:table-cell>
              <table:table-cell office:value-type="float" office:value="0.0482831300758944">
                <text:p>0.0482831300758944</text:p>
              </table:table-cell>
              <table:table-cell office:value-type="float" office:value="0.0482831300758944">
                <text:p>0.0482831300758944</text:p>
              </table:table-cell>
              <table:table-cell office:value-type="float" office:value="0.390081358971803">
                <text:p>0.390081358971803</text:p>
              </table:table-cell>
              <table:table-cell office:value-type="float" office:value="0.266189236111111">
                <text:p>0.266189236111111</text:p>
              </table:table-cell>
              <table:table-cell office:value-type="float" office:value="0.266189236111111">
                <text:p>0.266189236111111</text:p>
              </table:table-cell>
            </table:table-row>
            <table:table-row>
              <table:table-cell office:value-type="string">
                <text:p>Amplitude-Z</text:p>
              </table:table-cell>
              <table:table-cell office:value-type="float" office:value="0.0545292895512238">
                <text:p>0.0545292895512238</text:p>
              </table:table-cell>
              <table:table-cell office:value-type="float" office:value="0.168269727659088">
                <text:p>0.168269727659088</text:p>
              </table:table-cell>
              <table:table-cell office:value-type="float" office:value="0.168269727659088">
                <text:p>0.168269727659088</text:p>
              </table:table-cell>
              <table:table-cell office:value-type="float" office:value="0.386484742245719">
                <text:p>0.386484742245719</text:p>
              </table:table-cell>
              <table:table-cell office:value-type="float" office:value="0.753211805555556">
                <text:p>0.753211805555556</text:p>
              </table:table-cell>
              <table:table-cell office:value-type="float" office:value="0.753211805555556">
                <text:p>0.7532118055555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Windows_X86_64 LibreOffice_project/9b0d9b32d5dcda91d2f1a96dc04c645c450872b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-1.25" chart:maximum="2.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ell-range" chart:error-upper-range="Sheet1.D47:Sheet1.D49" chart:error-lower-range="Sheet1.D47:Sheet1.D49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1.D47:Sheet1.D49" chart:error-lower-range="Sheet1.D47:Sheet1.D49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link-data-style-to-source="true" chart:error-category="cell-range" chart:error-upper-range="Sheet1.E47:Sheet1.E49" chart:error-lower-range="Sheet1.E47:Sheet1.E49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1.E47:Sheet1.E49" chart:error-lower-range="Sheet1.E47:Sheet1.E49" loext:std-weight="1"/>
      <style:graphic-properties draw:stroke="solid" svg:stroke-width="0cm" svg:stroke-color="#000000" svg:stroke-opacity="100%" draw:stroke-linejoin="round"/>
    </style:style>
    <style:style style:name="ch14" style:family="chart">
      <style:chart-properties chart:solid-type="cuboi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66cm" svg:y="0.315cm" chart:style-name="ch2">
          <text:p>Arm Raising</text:p>
        </chart:title>
        <chart:subtitle svg:x="5.033cm" svg:y="1.289cm" chart:style-name="ch3">
          <text:p>Skewness with E4 closest to hand</text:p>
        </chart:subtitle>
        <chart:legend chart:legend-position="end" svg:x="13.009cm" svg:y="3.952cm" style:legend-expansion="high" chart:style-name="ch4"/>
        <chart:plot-area chart:style-name="ch5" table:cell-range-address="Sheet1.A46:Sheet1.C49" chart:data-source-has-labels="both" svg:x="0.32cm" svg:y="2.124cm" svg:width="12.369cm" svg:height="5.728cm">
          <chartooo:coordinate-region svg:x="1.391cm" svg:y="2.288cm" svg:width="11.298cm" svg:height="5.33cm"/>
          <chart:axis chart:dimension="x" chart:name="primary-x" chart:style-name="ch6" chartooo:axis-type="auto">
            <chartooo:date-scale/>
            <chart:title svg:x="5.554cm" svg:y="8.033cm" chart:style-name="ch7">
              <text:p>Feature-Axis</text:p>
            </chart:title>
            <chart:categories table:cell-range-address="Sheet1.A47:Sheet1.A49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Sheet1.B47:Sheet1.B49" chart:label-cell-address="Sheet1.B46:Sheet1.B46" chart:class="chart:bar">
            <chart:error-indicator chart:style-name="ch11" chart:dimension="y"/>
            <chart:data-point chart:repeated="3"/>
          </chart:series>
          <chart:series chart:style-name="ch12" chart:values-cell-range-address="Sheet1.C47:Sheet1.C49" chart:label-cell-address="Sheet1.C46:Sheet1.C46" chart:class="chart:bar">
            <chart:error-indicator chart:style-name="ch13" chart:dimension="y"/>
            <chart:data-point chart:style-name="ch14"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to Average</text:p>
                <draw:g>
                  <svg:desc>Sheet1.B46:Sheet1.B46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E4 Average</text:p>
                <draw:g>
                  <svg:desc>Sheet1.C46:Sheet1.C46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Skewness-X</text:p>
                <draw:g>
                  <svg:desc>Sheet1.A47:Sheet1.A49</svg:desc>
                </draw:g>
              </table:table-cell>
              <table:table-cell office:value-type="float" office:value="0.133627169925968">
                <text:p>0.133627169925968</text:p>
                <draw:g>
                  <svg:desc>Sheet1.B47:Sheet1.B49</svg:desc>
                </draw:g>
              </table:table-cell>
              <table:table-cell office:value-type="float" office:value="0.761751031746098">
                <text:p>0.761751031746098</text:p>
                <draw:g>
                  <svg:desc>Sheet1.D47:Sheet1.D49</svg:desc>
                </draw:g>
              </table:table-cell>
              <table:table-cell office:value-type="float" office:value="0.761751031746098">
                <text:p>0.761751031746098</text:p>
                <draw:g>
                  <svg:desc>Sheet1.D47:Sheet1.D49</svg:desc>
                </draw:g>
              </table:table-cell>
              <table:table-cell office:value-type="float" office:value="1.61848278765366">
                <text:p>1.61848278765366</text:p>
                <draw:g>
                  <svg:desc>Sheet1.C47:Sheet1.C49</svg:desc>
                </draw:g>
              </table:table-cell>
              <table:table-cell office:value-type="float" office:value="0.203725791568519">
                <text:p>0.203725791568519</text:p>
                <draw:g>
                  <svg:desc>Sheet1.E47:Sheet1.E49</svg:desc>
                </draw:g>
              </table:table-cell>
              <table:table-cell office:value-type="float" office:value="0.203725791568519">
                <text:p>0.203725791568519</text:p>
                <draw:g>
                  <svg:desc>Sheet1.E47:Sheet1.E49</svg:desc>
                </draw:g>
              </table:table-cell>
            </table:table-row>
            <table:table-row>
              <table:table-cell office:value-type="string">
                <text:p>Skewness-Y</text:p>
              </table:table-cell>
              <table:table-cell office:value-type="float" office:value="-0.213450259239866">
                <text:p>-0.213450259239866</text:p>
              </table:table-cell>
              <table:table-cell office:value-type="float" office:value="0.837693913006069">
                <text:p>0.837693913006069</text:p>
              </table:table-cell>
              <table:table-cell office:value-type="float" office:value="0.837693913006069">
                <text:p>0.837693913006069</text:p>
              </table:table-cell>
              <table:table-cell office:value-type="float" office:value="1.10456748450237">
                <text:p>1.10456748450237</text:p>
              </table:table-cell>
              <table:table-cell office:value-type="float" office:value="-0.0247068077619986">
                <text:p>-0.0247068077619986</text:p>
              </table:table-cell>
              <table:table-cell office:value-type="float" office:value="-0.0247068077619986">
                <text:p>-0.0247068077619986</text:p>
              </table:table-cell>
            </table:table-row>
            <table:table-row>
              <table:table-cell office:value-type="string">
                <text:p>Skewness-Z</text:p>
              </table:table-cell>
              <table:table-cell office:value-type="float" office:value="0.155832990071022">
                <text:p>0.155832990071022</text:p>
              </table:table-cell>
              <table:table-cell office:value-type="float" office:value="0.649529945864086">
                <text:p>0.649529945864086</text:p>
              </table:table-cell>
              <table:table-cell office:value-type="float" office:value="0.649529945864086">
                <text:p>0.649529945864086</text:p>
              </table:table-cell>
              <table:table-cell office:value-type="float" office:value="1.83690910940398">
                <text:p>1.83690910940398</text:p>
              </table:table-cell>
              <table:table-cell office:value-type="float" office:value="-0.353030675187023">
                <text:p>-0.353030675187023</text:p>
              </table:table-cell>
              <table:table-cell office:value-type="float" office:value="-0.353030675187023">
                <text:p>-0.35303067518702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Windows_X86_64 LibreOffice_project/9b0d9b32d5dcda91d2f1a96dc04c645c450872bf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-2" chart:maximum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ell-range" chart:error-upper-range="Sheet1.D52:Sheet1.D454" chart:error-lower-range="Sheet1.D52:Sheet1.D454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1.D52:Sheet1.D454" chart:error-lower-range="Sheet1.D52:Sheet1.D454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link-data-style-to-source="true" chart:error-category="cell-range" chart:error-upper-range="Sheet1.E52:Sheet1.E54" chart:error-lower-range="Sheet1.E52:Sheet1.E54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1.E52:Sheet1.E54" chart:error-lower-range="Sheet1.E52:Sheet1.E54" loext:std-weight="1"/>
      <style:graphic-properties draw:stroke="solid" svg:stroke-width="0cm" svg:stroke-color="#000000" svg:stroke-opacity="100%" draw:stroke-linejoin="round"/>
    </style:style>
    <style:style style:name="ch14" style:family="chart">
      <style:chart-properties chart:solid-type="cuboi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66cm" svg:y="0.315cm" chart:style-name="ch2">
          <text:p>Arm Raising</text:p>
        </chart:title>
        <chart:subtitle svg:x="5.218cm" svg:y="1.289cm" chart:style-name="ch3">
          <text:p>Kurtosis with E4 closest to hand</text:p>
        </chart:subtitle>
        <chart:legend chart:legend-position="end" svg:x="13.009cm" svg:y="3.952cm" style:legend-expansion="high" chart:style-name="ch4"/>
        <chart:plot-area chart:style-name="ch5" table:cell-range-address="Sheet1.A51:Sheet1.C54" chart:data-source-has-labels="both" svg:x="0.32cm" svg:y="2.124cm" svg:width="12.369cm" svg:height="5.728cm">
          <chartooo:coordinate-region svg:x="0.968cm" svg:y="2.323cm" svg:width="11.721cm" svg:height="5.33cm"/>
          <chart:axis chart:dimension="x" chart:name="primary-x" chart:style-name="ch6" chartooo:axis-type="auto">
            <chartooo:date-scale/>
            <chart:title svg:x="5.554cm" svg:y="8.033cm" chart:style-name="ch7">
              <text:p>Feature-Axis</text:p>
            </chart:title>
            <chart:categories table:cell-range-address="Sheet1.A52:Sheet1.A54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Sheet1.B52:Sheet1.B54" chart:label-cell-address="Sheet1.B51:Sheet1.B51" chart:class="chart:bar">
            <chart:error-indicator chart:style-name="ch11" chart:dimension="y"/>
            <chart:data-point chart:repeated="3"/>
          </chart:series>
          <chart:series chart:style-name="ch12" chart:values-cell-range-address="Sheet1.C52:Sheet1.C54" chart:label-cell-address="Sheet1.C51:Sheet1.C51" chart:class="chart:bar">
            <chart:error-indicator chart:style-name="ch13" chart:dimension="y"/>
            <chart:data-point chart:style-name="ch14"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to Average</text:p>
                <draw:g>
                  <svg:desc>Sheet1.B51:Sheet1.B5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E4 Average</text:p>
                <draw:g>
                  <svg:desc>Sheet1.C51:Sheet1.C5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Kurtosis-X</text:p>
                <draw:g>
                  <svg:desc>Sheet1.A52:Sheet1.A54</svg:desc>
                </draw:g>
              </table:table-cell>
              <table:table-cell office:value-type="float" office:value="0.557782994105502">
                <text:p>0.557782994105502</text:p>
                <draw:g>
                  <svg:desc>Sheet1.B52:Sheet1.B54</svg:desc>
                </draw:g>
              </table:table-cell>
              <table:table-cell office:value-type="float" office:value="2.14428983027447">
                <text:p>2.14428983027447</text:p>
                <draw:g>
                  <svg:desc>Sheet1.D52:Sheet1.D454</svg:desc>
                </draw:g>
              </table:table-cell>
              <table:table-cell office:value-type="float" office:value="2.14428983027447">
                <text:p>2.14428983027447</text:p>
                <draw:g>
                  <svg:desc>Sheet1.D52:Sheet1.D454</svg:desc>
                </draw:g>
              </table:table-cell>
              <table:table-cell office:value-type="float" office:value="6.17460243108785">
                <text:p>6.17460243108785</text:p>
                <draw:g>
                  <svg:desc>Sheet1.C52:Sheet1.C54</svg:desc>
                </draw:g>
              </table:table-cell>
              <table:table-cell office:value-type="float" office:value="2.38402693497306">
                <text:p>2.38402693497306</text:p>
                <draw:g>
                  <svg:desc>Sheet1.E52:Sheet1.E54</svg:desc>
                </draw:g>
              </table:table-cell>
              <table:table-cell office:value-type="float" office:value="2.38402693497306">
                <text:p>2.38402693497306</text:p>
                <draw:g>
                  <svg:desc>Sheet1.E52:Sheet1.E54</svg:desc>
                </draw:g>
              </table:table-cell>
            </table:table-row>
            <table:table-row>
              <table:table-cell office:value-type="string">
                <text:p>Kurtosis-Y</text:p>
              </table:table-cell>
              <table:table-cell office:value-type="float" office:value="0.880459612044994">
                <text:p>0.880459612044994</text:p>
              </table:table-cell>
              <table:table-cell office:value-type="float" office:value="2.52721816748165">
                <text:p>2.52721816748165</text:p>
              </table:table-cell>
              <table:table-cell office:value-type="float" office:value="2.52721816748165">
                <text:p>2.52721816748165</text:p>
              </table:table-cell>
              <table:table-cell office:value-type="float" office:value="4.06858460621689">
                <text:p>4.06858460621689</text:p>
              </table:table-cell>
              <table:table-cell office:value-type="float" office:value="0.963726483790607">
                <text:p>0.963726483790607</text:p>
              </table:table-cell>
              <table:table-cell office:value-type="float" office:value="0.963726483790607">
                <text:p>0.963726483790607</text:p>
              </table:table-cell>
            </table:table-row>
            <table:table-row>
              <table:table-cell office:value-type="string">
                <text:p>Kurtosis-Z</text:p>
              </table:table-cell>
              <table:table-cell office:value-type="float" office:value="0.27160783939918">
                <text:p>0.27160783939918</text:p>
              </table:table-cell>
              <table:table-cell office:value-type="float" office:value="1.98053489123686">
                <text:p>1.98053489123686</text:p>
              </table:table-cell>
              <table:table-cell office:value-type="float" office:value="1.98053489123686">
                <text:p>1.98053489123686</text:p>
              </table:table-cell>
              <table:table-cell office:value-type="float" office:value="7.1171358945321">
                <text:p>7.1171358945321</text:p>
              </table:table-cell>
              <table:table-cell office:value-type="float" office:value="2.80212753501136">
                <text:p>2.80212753501136</text:p>
              </table:table-cell>
              <table:table-cell office:value-type="float" office:value="2.80212753501136">
                <text:p>2.802127535011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Windows_X86_64 LibreOffice_project/9b0d9b32d5dcda91d2f1a96dc04c645c450872bf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-0.4" chart:maximum="1.1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ell-range" chart:error-upper-range="Sheet1.D7:Sheet1.D9" chart:error-lower-range="Sheet1.D7:Sheet1.D9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1.D7:Sheet1.D9" chart:error-lower-range="Sheet1.D7:Sheet1.D9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link-data-style-to-source="true" chart:error-category="cell-range" chart:error-upper-range="Sheet1.E7:Sheet1.E9" chart:error-lower-range="Sheet1.E7:Sheet1.E9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1.E7:Sheet1.E9" chart:error-lower-range="Sheet1.E7:Sheet1.E9" loext:std-weight="1"/>
      <style:graphic-properties draw:stroke="solid" svg:stroke-width="0cm" svg:stroke-color="#000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66cm" svg:y="0.315cm" chart:style-name="ch2">
          <text:p>Arm Raising</text:p>
        </chart:title>
        <chart:subtitle svg:x="5.436cm" svg:y="1.289cm" chart:style-name="ch3">
          <text:p>Mean with E4 closest to hand</text:p>
        </chart:subtitle>
        <chart:legend chart:legend-position="end" svg:x="13.009cm" svg:y="3.952cm" style:legend-expansion="high" chart:style-name="ch4"/>
        <chart:plot-area chart:style-name="ch5" table:cell-range-address="Sheet1.A6:Sheet1.C9" chart:data-source-has-labels="both" svg:x="0.32cm" svg:y="2.124cm" svg:width="12.369cm" svg:height="5.728cm">
          <chartooo:coordinate-region svg:x="1.193cm" svg:y="2.124cm" svg:width="11.496cm" svg:height="5.529cm"/>
          <chart:axis chart:dimension="x" chart:name="primary-x" chart:style-name="ch6" chartooo:axis-type="auto">
            <chartooo:date-scale/>
            <chart:title svg:x="5.554cm" svg:y="8.033cm" chart:style-name="ch7">
              <text:p>Feature-Axis</text:p>
            </chart:title>
            <chart:categories table:cell-range-address="Sheet1.A7:Sheet1.A9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Sheet1.B7:Sheet1.B9" chart:label-cell-address="Sheet1.B6:Sheet1.B6" chart:class="chart:bar">
            <chart:error-indicator chart:style-name="ch11" chart:dimension="y"/>
            <chart:data-point chart:repeated="3"/>
          </chart:series>
          <chart:series chart:style-name="ch12" chart:values-cell-range-address="Sheet1.C7:Sheet1.C9" chart:label-cell-address="Sheet1.C6:Sheet1.C6" chart:class="chart:bar">
            <chart:error-indicator chart:style-name="ch13" chart:dimension="y"/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to Average</text:p>
                <draw:g>
                  <svg:desc>Sheet1.B6:Sheet1.B6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E4 Average</text:p>
                <draw:g>
                  <svg:desc>Sheet1.C6:Sheet1.C6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Mean-X</text:p>
                <draw:g>
                  <svg:desc>Sheet1.A7:Sheet1.A9</svg:desc>
                </draw:g>
              </table:table-cell>
              <table:table-cell office:value-type="float" office:value="-0.00405554152098183">
                <text:p>-0.00405554152098183</text:p>
                <draw:g>
                  <svg:desc>Sheet1.B7:Sheet1.B9</svg:desc>
                </draw:g>
              </table:table-cell>
              <table:table-cell office:value-type="float" office:value="0.0575746771933958">
                <text:p>0.0575746771933958</text:p>
                <draw:g>
                  <svg:desc>Sheet1.D7:Sheet1.D9</svg:desc>
                </draw:g>
              </table:table-cell>
              <table:table-cell office:value-type="float" office:value="0.0575746771933958">
                <text:p>0.0575746771933958</text:p>
                <draw:g>
                  <svg:desc>Sheet1.D7:Sheet1.D9</svg:desc>
                </draw:g>
              </table:table-cell>
              <table:table-cell office:value-type="float" office:value="0.0945743859447074">
                <text:p>0.0945743859447074</text:p>
                <draw:g>
                  <svg:desc>Sheet1.C7:Sheet1.C9</svg:desc>
                </draw:g>
              </table:table-cell>
              <table:table-cell office:value-type="float" office:value="0.195860243055555">
                <text:p>0.195860243055555</text:p>
                <draw:g>
                  <svg:desc>Sheet1.E7:Sheet1.E9</svg:desc>
                </draw:g>
              </table:table-cell>
              <table:table-cell office:value-type="float" office:value="0.195860243055555">
                <text:p>0.195860243055555</text:p>
                <draw:g>
                  <svg:desc>Sheet1.E7:Sheet1.E9</svg:desc>
                </draw:g>
              </table:table-cell>
            </table:table-row>
            <table:table-row>
              <table:table-cell office:value-type="string">
                <text:p>Mean-Y</text:p>
              </table:table-cell>
              <table:table-cell office:value-type="float" office:value="-0.0108962909528584">
                <text:p>-0.0108962909528584</text:p>
              </table:table-cell>
              <table:table-cell office:value-type="float" office:value="0.0351742349153724">
                <text:p>0.0351742349153724</text:p>
              </table:table-cell>
              <table:table-cell office:value-type="float" office:value="0.0351742349153724">
                <text:p>0.0351742349153724</text:p>
              </table:table-cell>
              <table:table-cell office:value-type="float" office:value="0.411876810036063">
                <text:p>0.411876810036063</text:p>
              </table:table-cell>
              <table:table-cell office:value-type="float" office:value="-0.207572048611111">
                <text:p>-0.207572048611111</text:p>
              </table:table-cell>
              <table:table-cell office:value-type="float" office:value="-0.207572048611111">
                <text:p>-0.207572048611111</text:p>
              </table:table-cell>
            </table:table-row>
            <table:table-row>
              <table:table-cell office:value-type="string">
                <text:p>Mean-Z</text:p>
              </table:table-cell>
              <table:table-cell office:value-type="float" office:value="-0.00559150214610367">
                <text:p>-0.00559150214610367</text:p>
              </table:table-cell>
              <table:table-cell office:value-type="float" office:value="0.0815719471408403">
                <text:p>0.0815719471408403</text:p>
              </table:table-cell>
              <table:table-cell office:value-type="float" office:value="0.0815719471408403">
                <text:p>0.0815719471408403</text:p>
              </table:table-cell>
              <table:table-cell office:value-type="float" office:value="0.368478113234281">
                <text:p>0.368478113234281</text:p>
              </table:table-cell>
              <table:table-cell office:value-type="float" office:value="0.74609623336208">
                <text:p>0.74609623336208</text:p>
              </table:table-cell>
              <table:table-cell office:value-type="float" office:value="0.74609623336208">
                <text:p>0.746096233362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Windows_X86_64 LibreOffice_project/9b0d9b32d5dcda91d2f1a96dc04c645c450872b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-0.5" chart:maximum="1.4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ell-range" chart:error-upper-range="Sheet1.D12:Sheet1.D14" chart:error-lower-range="Sheet1.D12:Sheet1.D14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1.D12:Sheet1.D14" chart:error-lower-range="Sheet1.D12:Sheet1.D14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link-data-style-to-source="true" chart:error-category="cell-range" chart:error-upper-range="Sheet1.E12:Sheet1.E15" chart:error-lower-range="Sheet1.E12:Sheet1.E15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1.E12:Sheet1.E15" chart:error-lower-range="Sheet1.E12:Sheet1.E15" loext:std-weight="1"/>
      <style:graphic-properties draw:stroke="solid" svg:stroke-width="0cm" svg:stroke-color="#000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66cm" svg:y="0.315cm" chart:style-name="ch2">
          <text:p>Arm Raising</text:p>
        </chart:title>
        <chart:subtitle svg:x="5.548cm" svg:y="1.289cm" chart:style-name="ch3">
          <text:p>Max with E4 closest to hand</text:p>
        </chart:subtitle>
        <chart:legend chart:legend-position="end" svg:x="13.009cm" svg:y="3.952cm" style:legend-expansion="high" chart:style-name="ch4"/>
        <chart:plot-area chart:style-name="ch5" table:cell-range-address="Sheet1.A11:Sheet1.C14" chart:data-source-has-labels="both" svg:x="0.32cm" svg:y="2.124cm" svg:width="12.369cm" svg:height="5.728cm">
          <chartooo:coordinate-region svg:x="1.193cm" svg:y="2.124cm" svg:width="11.496cm" svg:height="5.529cm"/>
          <chart:axis chart:dimension="x" chart:name="primary-x" chart:style-name="ch6" chartooo:axis-type="auto">
            <chartooo:date-scale/>
            <chart:title svg:x="5.554cm" svg:y="8.033cm" chart:style-name="ch7">
              <text:p>Feature-Axis</text:p>
            </chart:title>
            <chart:categories table:cell-range-address="Sheet1.A12:Sheet1.A14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Sheet1.B12:Sheet1.B14" chart:label-cell-address="Sheet1.B11:Sheet1.B11" chart:class="chart:bar">
            <chart:error-indicator chart:style-name="ch11" chart:dimension="y"/>
            <chart:data-point chart:repeated="3"/>
          </chart:series>
          <chart:series chart:style-name="ch12" chart:values-cell-range-address="Sheet1.C12:Sheet1.C14" chart:label-cell-address="Sheet1.C11:Sheet1.C11" chart:class="chart:bar">
            <chart:error-indicator chart:style-name="ch13" chart:dimension="y"/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to Average</text:p>
                <draw:g>
                  <svg:desc>Sheet1.B11:Sheet1.B1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E4 Average</text:p>
                <draw:g>
                  <svg:desc>Sheet1.C11:Sheet1.C1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Max-X</text:p>
                <draw:g>
                  <svg:desc>Sheet1.A12:Sheet1.A14</svg:desc>
                </draw:g>
              </table:table-cell>
              <table:table-cell office:value-type="float" office:value="0.0853104362923679">
                <text:p>0.0853104362923679</text:p>
                <draw:g>
                  <svg:desc>Sheet1.B12:Sheet1.B14</svg:desc>
                </draw:g>
              </table:table-cell>
              <table:table-cell office:value-type="float" office:value="0.257941508660869">
                <text:p>0.257941508660869</text:p>
                <draw:g>
                  <svg:desc>Sheet1.D12:Sheet1.D14</svg:desc>
                </draw:g>
              </table:table-cell>
              <table:table-cell office:value-type="float" office:value="0.257941508660869">
                <text:p>0.257941508660869</text:p>
                <draw:g>
                  <svg:desc>Sheet1.D12:Sheet1.D14</svg:desc>
                </draw:g>
              </table:table-cell>
              <table:table-cell office:value-type="float" office:value="0.180915613125732">
                <text:p>0.180915613125732</text:p>
                <draw:g>
                  <svg:desc>Sheet1.C12:Sheet1.C14</svg:desc>
                </draw:g>
              </table:table-cell>
              <table:table-cell office:value-type="float" office:value="0.273502604166667">
                <text:p>0.273502604166667</text:p>
                <draw:g>
                  <svg:desc>Sheet1.E12:Sheet1.E15</svg:desc>
                </draw:g>
              </table:table-cell>
              <table:table-cell office:value-type="float" office:value="0.273502604166667">
                <text:p>0.273502604166667</text:p>
                <draw:g>
                  <svg:desc>Sheet1.E12:Sheet1.E15</svg:desc>
                </draw:g>
              </table:table-cell>
            </table:table-row>
            <table:table-row>
              <table:table-cell office:value-type="string">
                <text:p>Max-Y</text:p>
              </table:table-cell>
              <table:table-cell office:value-type="float" office:value="0.0270384273853226">
                <text:p>0.0270384273853226</text:p>
              </table:table-cell>
              <table:table-cell office:value-type="float" office:value="0.0645524212371475">
                <text:p>0.0645524212371475</text:p>
              </table:table-cell>
              <table:table-cell office:value-type="float" office:value="0.0645524212371475">
                <text:p>0.0645524212371475</text:p>
              </table:table-cell>
              <table:table-cell office:value-type="float" office:value="0.411551951256723">
                <text:p>0.411551951256723</text:p>
              </table:table-cell>
              <table:table-cell office:value-type="float" office:value="-0.130750868055556">
                <text:p>-0.130750868055556</text:p>
              </table:table-cell>
              <table:table-cell office:value-type="float" office:value="-0.130750868055556">
                <text:p>-0.130750868055556</text:p>
              </table:table-cell>
            </table:table-row>
            <table:table-row>
              <table:table-cell office:value-type="string">
                <text:p>Max-Z</text:p>
              </table:table-cell>
              <table:table-cell office:value-type="float" office:value="0.132287124253429">
                <text:p>0.132287124253429</text:p>
              </table:table-cell>
              <table:table-cell office:value-type="float" office:value="0.320637805170189">
                <text:p>0.320637805170189</text:p>
              </table:table-cell>
              <table:table-cell office:value-type="float" office:value="0.320637805170189">
                <text:p>0.320637805170189</text:p>
              </table:table-cell>
              <table:table-cell office:value-type="float" office:value="0.448490117835631">
                <text:p>0.448490117835631</text:p>
              </table:table-cell>
              <table:table-cell office:value-type="float" office:value="0.852365451388889">
                <text:p>0.852365451388889</text:p>
              </table:table-cell>
              <table:table-cell office:value-type="float" office:value="0.852365451388889">
                <text:p>0.8523654513888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Windows_X86_64 LibreOffice_project/9b0d9b32d5dcda91d2f1a96dc04c645c450872bf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-0.4" chart:maximum="1.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ell-range" chart:error-upper-range="Sheet1.D17:Sheet1.D19" chart:error-lower-range="Sheet1.D17:Sheet1.D19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1.D17:Sheet1.D19" chart:error-lower-range="Sheet1.D17:Sheet1.D19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link-data-style-to-source="true" chart:error-category="cell-range" chart:error-upper-range="Sheet1.E17:Sheet1.E19" chart:error-lower-range="Sheet1.E17:Sheet1.E19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1.E17:Sheet1.E19" chart:error-lower-range="Sheet1.E17:Sheet1.E19" loext:std-weight="1"/>
      <style:graphic-properties draw:stroke="solid" svg:stroke-width="0cm" svg:stroke-color="#000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66cm" svg:y="0.315cm" chart:style-name="ch2">
          <text:p>Arm Raising</text:p>
        </chart:title>
        <chart:subtitle svg:x="5.608cm" svg:y="1.289cm" chart:style-name="ch3">
          <text:p>Min with E4 closest to hand</text:p>
        </chart:subtitle>
        <chart:legend chart:legend-position="end" svg:x="13.009cm" svg:y="3.952cm" style:legend-expansion="high" chart:style-name="ch4"/>
        <chart:plot-area chart:style-name="ch5" table:cell-range-address="Sheet1.A16:Sheet1.C19" chart:data-source-has-labels="both" svg:x="0.32cm" svg:y="2.124cm" svg:width="12.369cm" svg:height="5.728cm">
          <chartooo:coordinate-region svg:x="1.193cm" svg:y="2.323cm" svg:width="11.496cm" svg:height="5.33cm"/>
          <chart:axis chart:dimension="x" chart:name="primary-x" chart:style-name="ch6" chartooo:axis-type="auto">
            <chartooo:date-scale/>
            <chart:title svg:x="5.554cm" svg:y="8.033cm" chart:style-name="ch7">
              <text:p>Feature-Axis</text:p>
            </chart:title>
            <chart:categories table:cell-range-address="Sheet1.A17:Sheet1.A19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Sheet1.B17:Sheet1.B19" chart:label-cell-address="Sheet1.B16:Sheet1.B16" chart:class="chart:bar">
            <chart:error-indicator chart:style-name="ch11" chart:dimension="y"/>
            <chart:data-point chart:repeated="3"/>
          </chart:series>
          <chart:series chart:style-name="ch12" chart:values-cell-range-address="Sheet1.C17:Sheet1.C19" chart:label-cell-address="Sheet1.C16:Sheet1.C16" chart:class="chart:bar">
            <chart:error-indicator chart:style-name="ch13" chart:dimension="y"/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to Average</text:p>
                <draw:g>
                  <svg:desc>Sheet1.B16:Sheet1.B16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E4 Average</text:p>
                <draw:g>
                  <svg:desc>Sheet1.C16:Sheet1.C16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Min-X</text:p>
                <draw:g>
                  <svg:desc>Sheet1.A17:Sheet1.A19</svg:desc>
                </draw:g>
              </table:table-cell>
              <table:table-cell office:value-type="float" office:value="-0.0612119869445167">
                <text:p>-0.0612119869445167</text:p>
                <draw:g>
                  <svg:desc>Sheet1.B17:Sheet1.B19</svg:desc>
                </draw:g>
              </table:table-cell>
              <table:table-cell office:value-type="float" office:value="0.153605238992907">
                <text:p>0.153605238992907</text:p>
                <draw:g>
                  <svg:desc>Sheet1.D17:Sheet1.D19</svg:desc>
                </draw:g>
              </table:table-cell>
              <table:table-cell office:value-type="float" office:value="0.153605238992907">
                <text:p>0.153605238992907</text:p>
                <draw:g>
                  <svg:desc>Sheet1.D17:Sheet1.D19</svg:desc>
                </draw:g>
              </table:table-cell>
              <table:table-cell office:value-type="float" office:value="0.195636412126941">
                <text:p>0.195636412126941</text:p>
                <draw:g>
                  <svg:desc>Sheet1.C17:Sheet1.C19</svg:desc>
                </draw:g>
              </table:table-cell>
              <table:table-cell office:value-type="float" office:value="0.135091145833333">
                <text:p>0.135091145833333</text:p>
                <draw:g>
                  <svg:desc>Sheet1.E17:Sheet1.E19</svg:desc>
                </draw:g>
              </table:table-cell>
              <table:table-cell office:value-type="float" office:value="0.135091145833333">
                <text:p>0.135091145833333</text:p>
                <draw:g>
                  <svg:desc>Sheet1.E17:Sheet1.E19</svg:desc>
                </draw:g>
              </table:table-cell>
            </table:table-row>
            <table:table-row>
              <table:table-cell office:value-type="string">
                <text:p>Min-Y</text:p>
              </table:table-cell>
              <table:table-cell office:value-type="float" office:value="-0.0734670801822395">
                <text:p>-0.0734670801822395</text:p>
              </table:table-cell>
              <table:table-cell office:value-type="float" office:value="0.122098925552109">
                <text:p>0.122098925552109</text:p>
              </table:table-cell>
              <table:table-cell office:value-type="float" office:value="0.122098925552109">
                <text:p>0.122098925552109</text:p>
              </table:table-cell>
              <table:table-cell office:value-type="float" office:value="0.456190100284249">
                <text:p>0.456190100284249</text:p>
              </table:table-cell>
              <table:table-cell office:value-type="float" office:value="-0.2625">
                <text:p>-0.2625</text:p>
              </table:table-cell>
              <table:table-cell office:value-type="float" office:value="-0.2625">
                <text:p>-0.2625</text:p>
              </table:table-cell>
            </table:table-row>
            <table:table-row>
              <table:table-cell office:value-type="string">
                <text:p>Min-Z</text:p>
              </table:table-cell>
              <table:table-cell office:value-type="float" office:value="-0.08324753778189">
                <text:p>-0.08324753778189</text:p>
              </table:table-cell>
              <table:table-cell office:value-type="float" office:value="0.23439492193009">
                <text:p>0.23439492193009</text:p>
              </table:table-cell>
              <table:table-cell office:value-type="float" office:value="0.23439492193009">
                <text:p>0.23439492193009</text:p>
              </table:table-cell>
              <table:table-cell office:value-type="float" office:value="0.4542706783528">
                <text:p>0.4542706783528</text:p>
              </table:table-cell>
              <table:table-cell office:value-type="float" office:value="0.662478298611111">
                <text:p>0.662478298611111</text:p>
              </table:table-cell>
              <table:table-cell office:value-type="float" office:value="0.662478298611111">
                <text:p>0.6624782986111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Windows_X86_64 LibreOffice_project/9b0d9b32d5dcda91d2f1a96dc04c645c450872bf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-0.4" chart:maximum="1.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ell-range" chart:error-upper-range="Sheet1.D22:Sheet1.D24" chart:error-lower-range="Sheet1.D22:Sheet1.D24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1.D22:Sheet1.D24" chart:error-lower-range="Sheet1.D22:Sheet1.D24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link-data-style-to-source="true" chart:error-category="cell-range" chart:error-upper-range="Sheet1.E22:Sheet1.E24" chart:error-lower-range="Sheet1.E22:Sheet1.E24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1.E22:Sheet1.E24" chart:error-lower-range="Sheet1.E22:Sheet1.E24" loext:std-weight="1"/>
      <style:graphic-properties draw:stroke="solid" svg:stroke-width="0cm" svg:stroke-color="#000000" svg:stroke-opacity="100%" draw:stroke-linejoin="round"/>
    </style:style>
    <style:style style:name="ch14" style:family="chart">
      <style:chart-properties chart:solid-type="cuboi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66cm" svg:y="0.315cm" chart:style-name="ch2">
          <text:p>Arm Raising</text:p>
        </chart:title>
        <chart:subtitle svg:x="5.291cm" svg:y="1.289cm" chart:style-name="ch3">
          <text:p>Median with E4 closest to hand</text:p>
        </chart:subtitle>
        <chart:legend chart:legend-position="end" svg:x="13.009cm" svg:y="3.952cm" style:legend-expansion="high" chart:style-name="ch4"/>
        <chart:plot-area chart:style-name="ch5" table:cell-range-address="Sheet1.A21:Sheet1.C24" chart:data-source-has-labels="both" svg:x="0.32cm" svg:y="2.124cm" svg:width="12.369cm" svg:height="5.728cm">
          <chartooo:coordinate-region svg:x="1.193cm" svg:y="2.323cm" svg:width="11.496cm" svg:height="5.33cm"/>
          <chart:axis chart:dimension="x" chart:name="primary-x" chart:style-name="ch6" chartooo:axis-type="auto">
            <chartooo:date-scale/>
            <chart:title svg:x="5.554cm" svg:y="8.033cm" chart:style-name="ch7">
              <text:p>Feature-Axis</text:p>
            </chart:title>
            <chart:categories table:cell-range-address="Sheet1.A22:Sheet1.A24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Sheet1.B22:Sheet1.B24" chart:label-cell-address="Sheet1.B21:Sheet1.B21" chart:class="chart:bar">
            <chart:error-indicator chart:style-name="ch11" chart:dimension="y"/>
            <chart:data-point chart:repeated="3"/>
          </chart:series>
          <chart:series chart:style-name="ch12" chart:values-cell-range-address="Sheet1.C22:Sheet1.C24" chart:label-cell-address="Sheet1.C21:Sheet1.C21" chart:class="chart:bar">
            <chart:error-indicator chart:style-name="ch13" chart:dimension="y"/>
            <chart:data-point chart:style-name="ch14"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to Average</text:p>
                <draw:g>
                  <svg:desc>Sheet1.B21:Sheet1.B2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E4 Average</text:p>
                <draw:g>
                  <svg:desc>Sheet1.C21:Sheet1.C2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Median-X</text:p>
                <draw:g>
                  <svg:desc>Sheet1.A22:Sheet1.A24</svg:desc>
                </draw:g>
              </table:table-cell>
              <table:table-cell office:value-type="float" office:value="-0.00724099004152783">
                <text:p>-0.00724099004152783</text:p>
                <draw:g>
                  <svg:desc>Sheet1.B22:Sheet1.B24</svg:desc>
                </draw:g>
              </table:table-cell>
              <table:table-cell office:value-type="float" office:value="0.0680212191221502">
                <text:p>0.0680212191221502</text:p>
                <draw:g>
                  <svg:desc>Sheet1.D22:Sheet1.D24</svg:desc>
                </draw:g>
              </table:table-cell>
              <table:table-cell office:value-type="float" office:value="0.0680212191221502">
                <text:p>0.0680212191221502</text:p>
                <draw:g>
                  <svg:desc>Sheet1.D22:Sheet1.D24</svg:desc>
                </draw:g>
              </table:table-cell>
              <table:table-cell office:value-type="float" office:value="0.0883238459976537">
                <text:p>0.0883238459976537</text:p>
                <draw:g>
                  <svg:desc>Sheet1.C22:Sheet1.C24</svg:desc>
                </draw:g>
              </table:table-cell>
              <table:table-cell office:value-type="float" office:value="0.197113715277778">
                <text:p>0.197113715277778</text:p>
                <draw:g>
                  <svg:desc>Sheet1.E22:Sheet1.E24</svg:desc>
                </draw:g>
              </table:table-cell>
              <table:table-cell office:value-type="float" office:value="0.197113715277778">
                <text:p>0.197113715277778</text:p>
                <draw:g>
                  <svg:desc>Sheet1.E22:Sheet1.E24</svg:desc>
                </draw:g>
              </table:table-cell>
            </table:table-row>
            <table:table-row>
              <table:table-cell office:value-type="string">
                <text:p>Median-Y</text:p>
              </table:table-cell>
              <table:table-cell office:value-type="float" office:value="-0.00705305459051109">
                <text:p>-0.00705305459051109</text:p>
              </table:table-cell>
              <table:table-cell office:value-type="float" office:value="0.0346584566553134">
                <text:p>0.0346584566553134</text:p>
              </table:table-cell>
              <table:table-cell office:value-type="float" office:value="0.0346584566553134">
                <text:p>0.0346584566553134</text:p>
              </table:table-cell>
              <table:table-cell office:value-type="float" office:value="0.419979852880269">
                <text:p>0.419979852880269</text:p>
              </table:table-cell>
              <table:table-cell office:value-type="float" office:value="-0.209331597222222">
                <text:p>-0.209331597222222</text:p>
              </table:table-cell>
              <table:table-cell office:value-type="float" office:value="-0.209331597222222">
                <text:p>-0.209331597222222</text:p>
              </table:table-cell>
            </table:table-row>
            <table:table-row>
              <table:table-cell office:value-type="string">
                <text:p>Median-Z</text:p>
              </table:table-cell>
              <table:table-cell office:value-type="float" office:value="-0.0116530618623012">
                <text:p>-0.0116530618623012</text:p>
              </table:table-cell>
              <table:table-cell office:value-type="float" office:value="0.0975066707226788">
                <text:p>0.0975066707226788</text:p>
              </table:table-cell>
              <table:table-cell office:value-type="float" office:value="0.0975066707226788">
                <text:p>0.0975066707226788</text:p>
              </table:table-cell>
              <table:table-cell office:value-type="float" office:value="0.37109421322532">
                <text:p>0.37109421322532</text:p>
              </table:table-cell>
              <table:table-cell office:value-type="float" office:value="0.737109375">
                <text:p>0.737109375</text:p>
              </table:table-cell>
              <table:table-cell office:value-type="float" office:value="0.737109375">
                <text:p>0.7371093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Windows_X86_64 LibreOffice_project/9b0d9b32d5dcda91d2f1a96dc04c645c450872bf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-0.4" chart:maximum="1.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ell-range" chart:error-upper-range="Sheet1.D27:Sheet1.D29" chart:error-lower-range="Sheet1.D27:Sheet1.D29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1.D27:Sheet1.D29" chart:error-lower-range="Sheet1.D27:Sheet1.D29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link-data-style-to-source="true" chart:error-category="cell-range" chart:error-upper-range="Sheet1.E27:Sheet1.E29" chart:error-lower-range="Sheet1.E27:Sheet1.E29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1.E27:Sheet1.E29" chart:error-lower-range="Sheet1.E27:Sheet1.E29" loext:std-weight="1"/>
      <style:graphic-properties draw:stroke="solid" svg:stroke-width="0cm" svg:stroke-color="#000000" svg:stroke-opacity="100%" draw:stroke-linejoin="round"/>
    </style:style>
    <style:style style:name="ch14" style:family="chart">
      <style:chart-properties chart:solid-type="cuboi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66cm" svg:y="0.315cm" chart:style-name="ch2">
          <text:p>Arm Raising</text:p>
        </chart:title>
        <chart:subtitle svg:x="4.748cm" svg:y="1.289cm" chart:style-name="ch3">
          <text:p>Peak-to-Peak with E4 closest to hand</text:p>
        </chart:subtitle>
        <chart:legend chart:legend-position="end" svg:x="13.009cm" svg:y="3.952cm" style:legend-expansion="high" chart:style-name="ch4"/>
        <chart:plot-area chart:style-name="ch5" table:cell-range-address="Sheet1.A26:Sheet1.C29" chart:data-source-has-labels="both" svg:x="0.32cm" svg:y="2.124cm" svg:width="12.369cm" svg:height="5.728cm">
          <chartooo:coordinate-region svg:x="1.193cm" svg:y="2.323cm" svg:width="11.496cm" svg:height="5.33cm"/>
          <chart:axis chart:dimension="x" chart:name="primary-x" chart:style-name="ch6" chartooo:axis-type="auto">
            <chartooo:date-scale/>
            <chart:title svg:x="5.554cm" svg:y="8.033cm" chart:style-name="ch7">
              <text:p>Feature-Axis</text:p>
            </chart:title>
            <chart:categories table:cell-range-address="Sheet1.A27:Sheet1.A29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Sheet1.B27:Sheet1.B29" chart:label-cell-address="Sheet1.B26:Sheet1.B26" chart:class="chart:bar">
            <chart:error-indicator chart:style-name="ch11" chart:dimension="y"/>
            <chart:data-point chart:repeated="3"/>
          </chart:series>
          <chart:series chart:style-name="ch12" chart:values-cell-range-address="Sheet1.C27:Sheet1.C29" chart:label-cell-address="Sheet1.C26:Sheet1.C26" chart:class="chart:bar">
            <chart:error-indicator chart:style-name="ch13" chart:dimension="y"/>
            <chart:data-point chart:style-name="ch14"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to Average</text:p>
                <draw:g>
                  <svg:desc>Sheet1.B26:Sheet1.B26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E4 Average</text:p>
                <draw:g>
                  <svg:desc>Sheet1.C26:Sheet1.C26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Peak-to-Peak-X</text:p>
                <draw:g>
                  <svg:desc>Sheet1.A27:Sheet1.A29</svg:desc>
                </draw:g>
              </table:table-cell>
              <table:table-cell office:value-type="float" office:value="0.146522423236885">
                <text:p>0.146522423236885</text:p>
                <draw:g>
                  <svg:desc>Sheet1.B27:Sheet1.B29</svg:desc>
                </draw:g>
              </table:table-cell>
              <table:table-cell office:value-type="float" office:value="0.372232695621178">
                <text:p>0.372232695621178</text:p>
                <draw:g>
                  <svg:desc>Sheet1.D27:Sheet1.D29</svg:desc>
                </draw:g>
              </table:table-cell>
              <table:table-cell office:value-type="float" office:value="0.372232695621178">
                <text:p>0.372232695621178</text:p>
                <draw:g>
                  <svg:desc>Sheet1.D27:Sheet1.D29</svg:desc>
                </draw:g>
              </table:table-cell>
              <table:table-cell office:value-type="float" office:value="0.311863458754108">
                <text:p>0.311863458754108</text:p>
                <draw:g>
                  <svg:desc>Sheet1.C27:Sheet1.C29</svg:desc>
                </draw:g>
              </table:table-cell>
              <table:table-cell office:value-type="float" office:value="0.138411458333333">
                <text:p>0.138411458333333</text:p>
                <draw:g>
                  <svg:desc>Sheet1.E27:Sheet1.E29</svg:desc>
                </draw:g>
              </table:table-cell>
              <table:table-cell office:value-type="float" office:value="0.138411458333333">
                <text:p>0.138411458333333</text:p>
                <draw:g>
                  <svg:desc>Sheet1.E27:Sheet1.E29</svg:desc>
                </draw:g>
              </table:table-cell>
            </table:table-row>
            <table:table-row>
              <table:table-cell office:value-type="string">
                <text:p>Peak-to-Peak-Y</text:p>
              </table:table-cell>
              <table:table-cell office:value-type="float" office:value="0.100505507567562">
                <text:p>0.100505507567562</text:p>
              </table:table-cell>
              <table:table-cell office:value-type="float" office:value="0.163628324889764">
                <text:p>0.163628324889764</text:p>
              </table:table-cell>
              <table:table-cell office:value-type="float" office:value="0.163628324889764">
                <text:p>0.163628324889764</text:p>
              </table:table-cell>
              <table:table-cell office:value-type="float" office:value="0.34186041514141">
                <text:p>0.34186041514141</text:p>
              </table:table-cell>
              <table:table-cell office:value-type="float" office:value="0.131749131944444">
                <text:p>0.131749131944444</text:p>
              </table:table-cell>
              <table:table-cell office:value-type="float" office:value="0.131749131944444">
                <text:p>0.131749131944444</text:p>
              </table:table-cell>
            </table:table-row>
            <table:table-row>
              <table:table-cell office:value-type="string">
                <text:p>Peak-to-Peak-Z</text:p>
              </table:table-cell>
              <table:table-cell office:value-type="float" office:value="0.215534662035319">
                <text:p>0.215534662035319</text:p>
              </table:table-cell>
              <table:table-cell office:value-type="float" office:value="0.523990984415644">
                <text:p>0.523990984415644</text:p>
              </table:table-cell>
              <table:table-cell office:value-type="float" office:value="0.523990984415644">
                <text:p>0.523990984415644</text:p>
              </table:table-cell>
              <table:table-cell office:value-type="float" office:value="0.503896902623395">
                <text:p>0.503896902623395</text:p>
              </table:table-cell>
              <table:table-cell office:value-type="float" office:value="0.189887152777778">
                <text:p>0.189887152777778</text:p>
              </table:table-cell>
              <table:table-cell office:value-type="float" office:value="0.189887152777778">
                <text:p>0.18988715277777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Windows_X86_64 LibreOffice_project/9b0d9b32d5dcda91d2f1a96dc04c645c450872bf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-0.05" chart:maximum="0.1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ell-range" chart:error-upper-range="Sheet1.D32:Sheet1.D34" chart:error-lower-range="Sheet1.D32:Sheet1.D34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1.D32:Sheet1.D34" chart:error-lower-range="Sheet1.D32:Sheet1.D34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link-data-style-to-source="true" chart:error-category="cell-range" chart:error-upper-range="Sheet1.E32:Sheet1.E34" chart:error-lower-range="Sheet1.E32:Sheet1.E34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1.E32:Sheet1.E34" chart:error-lower-range="Sheet1.E32:Sheet1.E34" loext:std-weight="1"/>
      <style:graphic-properties draw:stroke="solid" svg:stroke-width="0cm" svg:stroke-color="#000000" svg:stroke-opacity="100%" draw:stroke-linejoin="round"/>
    </style:style>
    <style:style style:name="ch14" style:family="chart">
      <style:chart-properties chart:solid-type="cuboi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66cm" svg:y="0.315cm" chart:style-name="ch2">
          <text:p>Arm Raising</text:p>
        </chart:title>
        <chart:subtitle svg:x="5.158cm" svg:y="1.289cm" chart:style-name="ch3">
          <text:p>Variance with E4 closest to hand</text:p>
        </chart:subtitle>
        <chart:legend chart:legend-position="end" svg:x="13.009cm" svg:y="3.952cm" style:legend-expansion="high" chart:style-name="ch4"/>
        <chart:plot-area chart:style-name="ch5" table:cell-range-address="Sheet1.A31:Sheet1.C34" chart:data-source-has-labels="both" svg:x="0.32cm" svg:y="2.124cm" svg:width="12.369cm" svg:height="5.728cm">
          <chartooo:coordinate-region svg:x="1.391cm" svg:y="2.323cm" svg:width="11.298cm" svg:height="5.33cm"/>
          <chart:axis chart:dimension="x" chart:name="primary-x" chart:style-name="ch6" chartooo:axis-type="auto">
            <chartooo:date-scale/>
            <chart:title svg:x="5.554cm" svg:y="8.033cm" chart:style-name="ch7">
              <text:p>Feature-Axis</text:p>
            </chart:title>
            <chart:categories table:cell-range-address="Sheet1.A32:Sheet1.A34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Sheet1.B32:Sheet1.B34" chart:label-cell-address="Sheet1.B31:Sheet1.B31" chart:class="chart:bar">
            <chart:error-indicator chart:style-name="ch11" chart:dimension="y"/>
            <chart:data-point chart:repeated="3"/>
          </chart:series>
          <chart:series chart:style-name="ch12" chart:values-cell-range-address="Sheet1.C32:Sheet1.C34" chart:label-cell-address="Sheet1.C31:Sheet1.C31" chart:class="chart:bar">
            <chart:error-indicator chart:style-name="ch13" chart:dimension="y"/>
            <chart:data-point chart:style-name="ch14"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to Average</text:p>
                <draw:g>
                  <svg:desc>Sheet1.B31:Sheet1.B3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E4 Average</text:p>
                <draw:g>
                  <svg:desc>Sheet1.C31:Sheet1.C3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Variance-X</text:p>
                <draw:g>
                  <svg:desc>Sheet1.A32:Sheet1.A34</svg:desc>
                </draw:g>
              </table:table-cell>
              <table:table-cell office:value-type="float" office:value="0.0105055365893216">
                <text:p>0.0105055365893216</text:p>
                <draw:g>
                  <svg:desc>Sheet1.B32:Sheet1.B34</svg:desc>
                </draw:g>
              </table:table-cell>
              <table:table-cell office:value-type="float" office:value="0.0333665408106236">
                <text:p>0.0333665408106236</text:p>
                <draw:g>
                  <svg:desc>Sheet1.D32:Sheet1.D34</svg:desc>
                </draw:g>
              </table:table-cell>
              <table:table-cell office:value-type="float" office:value="0.0333665408106236">
                <text:p>0.0333665408106236</text:p>
                <draw:g>
                  <svg:desc>Sheet1.D32:Sheet1.D34</svg:desc>
                </draw:g>
              </table:table-cell>
              <table:table-cell office:value-type="float" office:value="0.0349544883297278">
                <text:p>0.0349544883297278</text:p>
                <draw:g>
                  <svg:desc>Sheet1.C32:Sheet1.C34</svg:desc>
                </draw:g>
              </table:table-cell>
              <table:table-cell office:value-type="float" office:value="0.00917300980179398">
                <text:p>0.00917300980179398</text:p>
                <draw:g>
                  <svg:desc>Sheet1.E32:Sheet1.E34</svg:desc>
                </draw:g>
              </table:table-cell>
              <table:table-cell office:value-type="float" office:value="0.00917300980179398">
                <text:p>0.00917300980179398</text:p>
                <draw:g>
                  <svg:desc>Sheet1.E32:Sheet1.E34</svg:desc>
                </draw:g>
              </table:table-cell>
            </table:table-row>
            <table:table-row>
              <table:table-cell office:value-type="string">
                <text:p>Variance-Y</text:p>
              </table:table-cell>
              <table:table-cell office:value-type="float" office:value="0.00212337369872883">
                <text:p>0.00212337369872883</text:p>
              </table:table-cell>
              <table:table-cell office:value-type="float" office:value="0.0054239954032466">
                <text:p>0.0054239954032466</text:p>
              </table:table-cell>
              <table:table-cell office:value-type="float" office:value="0.0054239954032466">
                <text:p>0.0054239954032466</text:p>
              </table:table-cell>
              <table:table-cell office:value-type="float" office:value="0.034282403889498">
                <text:p>0.034282403889498</text:p>
              </table:table-cell>
              <table:table-cell office:value-type="float" office:value="0.0107467594853154">
                <text:p>0.0107467594853154</text:p>
              </table:table-cell>
              <table:table-cell office:value-type="float" office:value="0.0107467594853154">
                <text:p>0.0107467594853154</text:p>
              </table:table-cell>
            </table:table-row>
            <table:table-row>
              <table:table-cell office:value-type="string">
                <text:p>Variance-Z</text:p>
              </table:table-cell>
              <table:table-cell office:value-type="float" office:value="0.0240264564979972">
                <text:p>0.0240264564979972</text:p>
              </table:table-cell>
              <table:table-cell office:value-type="float" office:value="0.0711216615318398">
                <text:p>0.0711216615318398</text:p>
              </table:table-cell>
              <table:table-cell office:value-type="float" office:value="0.0711216615318398">
                <text:p>0.0711216615318398</text:p>
              </table:table-cell>
              <table:table-cell office:value-type="float" office:value="0.103369724067149">
                <text:p>0.103369724067149</text:p>
              </table:table-cell>
              <table:table-cell office:value-type="float" office:value="0.0268887300978094">
                <text:p>0.0268887300978094</text:p>
              </table:table-cell>
              <table:table-cell office:value-type="float" office:value="0.0268887300978094">
                <text:p>0.026888730097809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Windows_X86_64 LibreOffice_project/9b0d9b32d5dcda91d2f1a96dc04c645c450872bf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-0.1" chart:maximum="0.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ell-range" chart:error-upper-range="Sheet1.D37:Sheet1.D39" chart:error-lower-range="Sheet1.D37:Sheet1.D39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1.D37:Sheet1.D39" chart:error-lower-range="Sheet1.D37:Sheet1.D39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solid-type="cuboid"/>
    </style:style>
    <style:style style:name="ch13" style:family="chart" style:data-style-name="N0">
      <style:chart-properties chart:link-data-style-to-source="true" chart:error-category="cell-range" chart:error-upper-range="Sheet1.E37:Sheet1.E39" chart:error-lower-range="Sheet1.E37:Sheet1.E39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heet1.E37:Sheet1.E39" chart:error-lower-range="Sheet1.E37:Sheet1.E39" loext:std-weight="1"/>
      <style:graphic-properties draw:stroke="solid" svg:stroke-width="0cm" svg:stroke-color="#000000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66cm" svg:y="0.315cm" chart:style-name="ch2">
          <text:p>Arm Raising</text:p>
        </chart:title>
        <chart:subtitle svg:x="4.292cm" svg:y="1.289cm" chart:style-name="ch3">
          <text:p>Standard Deviation with E4 closest to hand</text:p>
        </chart:subtitle>
        <chart:legend chart:legend-position="end" svg:x="13.009cm" svg:y="3.952cm" style:legend-expansion="high" chart:style-name="ch4"/>
        <chart:plot-area chart:style-name="ch5" table:cell-range-address="Sheet1.A36:Sheet1.C39" chart:data-source-has-labels="both" svg:x="0.32cm" svg:y="2.124cm" svg:width="12.369cm" svg:height="5.728cm">
          <chartooo:coordinate-region svg:x="1.391cm" svg:y="2.323cm" svg:width="11.298cm" svg:height="5.33cm"/>
          <chart:axis chart:dimension="x" chart:name="primary-x" chart:style-name="ch6" chartooo:axis-type="auto">
            <chartooo:date-scale/>
            <chart:title svg:x="5.554cm" svg:y="8.033cm" chart:style-name="ch7">
              <text:p>Feature-Axis</text:p>
            </chart:title>
            <chart:categories table:cell-range-address="Sheet1.A37:Sheet1.A39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Sheet1.B37:Sheet1.B39" chart:label-cell-address="Sheet1.B36:Sheet1.B36" chart:class="chart:bar">
            <chart:error-indicator chart:style-name="ch11" chart:dimension="y"/>
            <chart:data-point chart:style-name="ch12"/>
            <chart:data-point chart:repeated="2"/>
          </chart:series>
          <chart:series chart:style-name="ch13" chart:values-cell-range-address="Sheet1.C37:Sheet1.C39" chart:label-cell-address="Sheet1.C36:Sheet1.C36" chart:class="chart:bar">
            <chart:error-indicator chart:style-name="ch14" chart:dimension="y"/>
            <chart:data-point chart:style-name="ch12"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to Average</text:p>
                <draw:g>
                  <svg:desc>Sheet1.B36:Sheet1.B36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E4 Average</text:p>
                <draw:g>
                  <svg:desc>Sheet1.C36:Sheet1.C36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Std-Dev-X</text:p>
                <draw:g>
                  <svg:desc>Sheet1.A37:Sheet1.A39</svg:desc>
                </draw:g>
              </table:table-cell>
              <table:table-cell office:value-type="float" office:value="0.0377951032496065">
                <text:p>0.0377951032496065</text:p>
                <draw:g>
                  <svg:desc>Sheet1.B37:Sheet1.B39</svg:desc>
                </draw:g>
              </table:table-cell>
              <table:table-cell office:value-type="float" office:value="0.0953897580817346">
                <text:p>0.0953897580817346</text:p>
                <draw:g>
                  <svg:desc>Sheet1.D37:Sheet1.D39</svg:desc>
                </draw:g>
              </table:table-cell>
              <table:table-cell office:value-type="float" office:value="0.0953897580817346">
                <text:p>0.0953897580817346</text:p>
                <draw:g>
                  <svg:desc>Sheet1.D37:Sheet1.D39</svg:desc>
                </draw:g>
              </table:table-cell>
              <table:table-cell office:value-type="float" office:value="0.0879088965860774">
                <text:p>0.0879088965860774</text:p>
                <draw:g>
                  <svg:desc>Sheet1.C37:Sheet1.C39</svg:desc>
                </draw:g>
              </table:table-cell>
              <table:table-cell office:value-type="float" office:value="0.0381545410163986">
                <text:p>0.0381545410163986</text:p>
                <draw:g>
                  <svg:desc>Sheet1.E37:Sheet1.E39</svg:desc>
                </draw:g>
              </table:table-cell>
              <table:table-cell office:value-type="float" office:value="0.0381545410163986">
                <text:p>0.0381545410163986</text:p>
                <draw:g>
                  <svg:desc>Sheet1.E37:Sheet1.E39</svg:desc>
                </draw:g>
              </table:table-cell>
            </table:table-row>
            <table:table-row>
              <table:table-cell office:value-type="string">
                <text:p>Std-Dev-Y</text:p>
              </table:table-cell>
              <table:table-cell office:value-type="float" office:value="0.0244826832700438">
                <text:p>0.0244826832700438</text:p>
              </table:table-cell>
              <table:table-cell office:value-type="float" office:value="0.039085661351794">
                <text:p>0.039085661351794</text:p>
              </table:table-cell>
              <table:table-cell office:value-type="float" office:value="0.039085661351794">
                <text:p>0.039085661351794</text:p>
              </table:table-cell>
              <table:table-cell office:value-type="float" office:value="0.0969649099515223">
                <text:p>0.0969649099515223</text:p>
              </table:table-cell>
              <table:table-cell office:value-type="float" office:value="0.0368459539957323">
                <text:p>0.0368459539957323</text:p>
              </table:table-cell>
              <table:table-cell office:value-type="float" office:value="0.0368459539957323">
                <text:p>0.0368459539957323</text:p>
              </table:table-cell>
            </table:table-row>
            <table:table-row>
              <table:table-cell office:value-type="string">
                <text:p>Std-Dev-Z</text:p>
              </table:table-cell>
              <table:table-cell office:value-type="float" office:value="0.0579546897641477">
                <text:p>0.0579546897641477</text:p>
              </table:table-cell>
              <table:table-cell office:value-type="float" office:value="0.143937901478983">
                <text:p>0.143937901478983</text:p>
              </table:table-cell>
              <table:table-cell office:value-type="float" office:value="0.143937901478983">
                <text:p>0.143937901478983</text:p>
              </table:table-cell>
              <table:table-cell office:value-type="float" office:value="0.154275083874877">
                <text:p>0.154275083874877</text:p>
              </table:table-cell>
              <table:table-cell office:value-type="float" office:value="0.0558657789882633">
                <text:p>0.0558657789882633</text:p>
              </table:table-cell>
              <table:table-cell office:value-type="float" office:value="0.0558657789882633">
                <text:p>0.055865778988263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Windows_X86_64 LibreOffice_project/9b0d9b32d5dcda91d2f1a96dc04c645c450872bf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-0.4" chart:maximum="1.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ell-range" chart:error-upper-range="Sheet1.D42:Sheet1.D44" chart:error-lower-range="Sheet1.D42:Sheet1.D44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1.D42:Sheet1.D44" chart:error-lower-range="Sheet1.D42:Sheet1.D44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link-data-style-to-source="true" chart:error-category="cell-range" chart:error-upper-range="Sheet1.E42:Sheet1.E44" chart:error-lower-range="Sheet1.E42:Sheet1.E44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1.E42:Sheet1.E44" chart:error-lower-range="Sheet1.E42:Sheet1.E44" loext:std-weight="1"/>
      <style:graphic-properties draw:stroke="solid" svg:stroke-width="0cm" svg:stroke-color="#000000" svg:stroke-opacity="100%" draw:stroke-linejoin="round"/>
    </style:style>
    <style:style style:name="ch14" style:family="chart">
      <style:chart-properties chart:solid-type="cuboi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66cm" svg:y="0.315cm" chart:style-name="ch2">
          <text:p>Arm Raising</text:p>
        </chart:title>
        <chart:subtitle svg:x="5.489cm" svg:y="1.289cm" chart:style-name="ch3">
          <text:p>RMS with E4 closest to hand</text:p>
        </chart:subtitle>
        <chart:legend chart:legend-position="end" svg:x="13.009cm" svg:y="3.952cm" style:legend-expansion="high" chart:style-name="ch4"/>
        <chart:plot-area chart:style-name="ch5" table:cell-range-address="Sheet1.A41:Sheet1.C44" chart:data-source-has-labels="both" svg:x="0.32cm" svg:y="2.124cm" svg:width="12.369cm" svg:height="5.728cm">
          <chartooo:coordinate-region svg:x="1.193cm" svg:y="2.323cm" svg:width="11.496cm" svg:height="5.33cm"/>
          <chart:axis chart:dimension="x" chart:name="primary-x" chart:style-name="ch6" chartooo:axis-type="auto">
            <chartooo:date-scale/>
            <chart:title svg:x="5.554cm" svg:y="8.033cm" chart:style-name="ch7">
              <text:p>Feature-Axis</text:p>
            </chart:title>
            <chart:categories table:cell-range-address="Sheet1.A42:Sheet1.A44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Sheet1.B42:Sheet1.B44" chart:label-cell-address="Sheet1.B41:Sheet1.B41" chart:class="chart:bar">
            <chart:error-indicator chart:style-name="ch11" chart:dimension="y"/>
            <chart:data-point chart:repeated="3"/>
          </chart:series>
          <chart:series chart:style-name="ch12" chart:values-cell-range-address="Sheet1.C42:Sheet1.C44" chart:label-cell-address="Sheet1.C41:Sheet1.C41" chart:class="chart:bar">
            <chart:error-indicator chart:style-name="ch13" chart:dimension="y"/>
            <chart:data-point chart:style-name="ch14"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to Average</text:p>
                <draw:g>
                  <svg:desc>Sheet1.B41:Sheet1.B4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E4 Average</text:p>
                <draw:g>
                  <svg:desc>Sheet1.C41:Sheet1.C4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RMS-X</text:p>
                <draw:g>
                  <svg:desc>Sheet1.A42:Sheet1.A44</svg:desc>
                </draw:g>
              </table:table-cell>
              <table:table-cell office:value-type="float" office:value="0.0134083269843235">
                <text:p>0.0134083269843235</text:p>
                <draw:g>
                  <svg:desc>Sheet1.B42:Sheet1.B44</svg:desc>
                </draw:g>
              </table:table-cell>
              <table:table-cell office:value-type="float" office:value="0.0388534704717779">
                <text:p>0.0388534704717779</text:p>
                <draw:g>
                  <svg:desc>Sheet1.D42:Sheet1.D44</svg:desc>
                </draw:g>
              </table:table-cell>
              <table:table-cell office:value-type="float" office:value="0.0388534704717779">
                <text:p>0.0388534704717779</text:p>
                <draw:g>
                  <svg:desc>Sheet1.D42:Sheet1.D44</svg:desc>
                </draw:g>
              </table:table-cell>
              <table:table-cell office:value-type="float" office:value="0.0463763965424769">
                <text:p>0.0463763965424769</text:p>
                <draw:g>
                  <svg:desc>Sheet1.C42:Sheet1.C44</svg:desc>
                </draw:g>
              </table:table-cell>
              <table:table-cell office:value-type="float" office:value="0.0560992160373264">
                <text:p>0.0560992160373264</text:p>
                <draw:g>
                  <svg:desc>Sheet1.E42:Sheet1.E44</svg:desc>
                </draw:g>
              </table:table-cell>
              <table:table-cell office:value-type="float" office:value="0.0560992160373264">
                <text:p>0.0560992160373264</text:p>
                <draw:g>
                  <svg:desc>Sheet1.E42:Sheet1.E44</svg:desc>
                </draw:g>
              </table:table-cell>
            </table:table-row>
            <table:table-row>
              <table:table-cell office:value-type="string">
                <text:p>RMS-Y</text:p>
              </table:table-cell>
              <table:table-cell office:value-type="float" office:value="0.00338680842404281">
                <text:p>0.00338680842404281</text:p>
              </table:table-cell>
              <table:table-cell office:value-type="float" office:value="0.00730864315094435">
                <text:p>0.00730864315094435</text:p>
              </table:table-cell>
              <table:table-cell office:value-type="float" office:value="0.00730864315094435">
                <text:p>0.00730864315094435</text:p>
              </table:table-cell>
              <table:table-cell office:value-type="float" office:value="0.379346948335224">
                <text:p>0.379346948335224</text:p>
              </table:table-cell>
              <table:table-cell office:value-type="float" office:value="0.222809936523438">
                <text:p>0.222809936523438</text:p>
              </table:table-cell>
              <table:table-cell office:value-type="float" office:value="0.222809936523438">
                <text:p>0.222809936523438</text:p>
              </table:table-cell>
            </table:table-row>
            <table:table-row>
              <table:table-cell office:value-type="string">
                <text:p>RMS-Z</text:p>
              </table:table-cell>
              <table:table-cell office:value-type="float" office:value="0.0297342222629289">
                <text:p>0.0297342222629289</text:p>
              </table:table-cell>
              <table:table-cell office:value-type="float" office:value="0.0857651713251457">
                <text:p>0.0857651713251457</text:p>
              </table:table-cell>
              <table:table-cell office:value-type="float" office:value="0.0857651713251457">
                <text:p>0.0857651713251457</text:p>
              </table:table-cell>
              <table:table-cell office:value-type="float" office:value="0.398959543440337">
                <text:p>0.398959543440337</text:p>
              </table:table-cell>
              <table:table-cell office:value-type="float" office:value="0.718060134604757">
                <text:p>0.718060134604757</text:p>
              </table:table-cell>
              <table:table-cell office:value-type="float" office:value="0.718060134604757">
                <text:p>0.71806013460475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Windows_X86_64 LibreOffice_project/9b0d9b32d5dcda91d2f1a96dc04c645c450872bf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